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1043in"/>
    </style:style>
    <style:style style:name="co10" style:family="table-column">
      <style:table-column-properties fo:break-before="auto" style:column-width="1.2492in"/>
    </style:style>
    <style:style style:name="co11" style:family="table-column">
      <style:table-column-properties fo:break-before="auto" style:column-width="0.9591in"/>
    </style:style>
    <style:style style:name="co12" style:family="table-column">
      <style:table-column-properties fo:break-before="auto" style:column-width="0.1925in"/>
    </style:style>
    <style:style style:name="co13" style:family="table-column">
      <style:table-column-properties fo:break-before="auto" style:column-width="0.4827in"/>
    </style:style>
    <style:style style:name="co14" style:family="table-column">
      <style:table-column-properties fo:break-before="auto" style:column-width="1.0728in"/>
    </style:style>
    <style:style style:name="co15" style:family="table-column">
      <style:table-column-properties fo:break-before="auto" style:column-width="1.1772in"/>
    </style:style>
    <style:style style:name="co16" style:family="table-column">
      <style:table-column-properties fo:break-before="auto" style:column-width="1.0008in"/>
    </style:style>
    <style:style style:name="co17" style:family="table-column">
      <style:table-column-properties fo:break-before="auto" style:column-width="0.3783in"/>
    </style:style>
    <style:style style:name="co18" style:family="table-column">
      <style:table-column-properties fo:break-before="auto" style:column-width="0.3063in"/>
    </style:style>
    <style:style style:name="co19" style:family="table-column">
      <style:table-column-properties fo:break-before="auto" style:column-width="0.264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129">
            <text:p>12.9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17">
            <text:p>17.0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226">
            <text:p>22.6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12192">
            <text:p>12192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12825">
            <text:p>12825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3373">
            <text:p>13373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1-06">
            <text:p>2021-01-06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86 - 1.17)">
            <text:p>(0.86 - 1.17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1.15">
            <text:p>1.15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3" table:default-cell-style-name="Default"/>
        <table:table-column table:style-name="co6" table:number-columns-repeated="3" table:default-cell-style-name="Default"/>
        <table:table-column table:style-name="co13" table:number-columns-repeated="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number-columns-repeated="3" table:default-cell-style-name="Default"/>
        <table:table-column table:style-name="co11" table:number-columns-repeated="3" table:default-cell-style-name="Default"/>
        <table:table-column table:style-name="co14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98.5">
            <text:p>198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18805362700503">
            <text:p>0.0118805363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4185852534362">
            <text:p>1.041858525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320.25">
            <text:p>320.25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87029142089587">
            <text:p>0.0187029142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614580577117">
            <text:p>1.066145805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90.625">
            <text:p>90.62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731791020671835">
            <text:p>0.0073179102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2571764727071">
            <text:p>1.0257176473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76.75">
            <text:p>76.7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640010006671114">
            <text:p>0.0064001001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2248063434398">
            <text:p>1.022480634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976">
            <text:p>11976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71.625">
            <text:p>171.6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43307448229793">
            <text:p>0.0143307448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505601325649">
            <text:p>1.050560132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office:value-type="float" office:value="263">
            <text:p>263</text:p>
          </table:table-cell>
          <table:table-cell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549">
            <text:p>12549</text:p>
          </table:table-cell>
          <table:table-cell office:value-type="float" office:value="17274">
            <text:p>17274</text:p>
          </table:table-cell>
          <table:table-cell office:value-type="float" office:value="179.125">
            <text:p>179.125</text:p>
          </table:table-cell>
          <table:table-cell office:value-type="float" office:value="187.25">
            <text:p>187.25</text:p>
          </table:table-cell>
          <table:table-cell office:value-type="float" office:value="253.625">
            <text:p>253.625</text:p>
          </table:table-cell>
          <table:table-cell office:value-type="float" office:value="0.0204574006395614">
            <text:p>0.0204574006</text:p>
          </table:table-cell>
          <table:table-cell office:value-type="float" office:value="0.0149215076898558">
            <text:p>0.0149215077</text:p>
          </table:table-cell>
          <table:table-cell office:value-type="float" office:value="0.014682470765312">
            <text:p>0.0146824708</text:p>
          </table:table-cell>
          <table:table-cell office:value-type="float" office:value="1.07242117251068">
            <text:p>1.0724211725</text:p>
          </table:table-cell>
          <table:table-cell office:value-type="float" office:value="1.0526616736423">
            <text:p>1.0526616736</text:p>
          </table:table-cell>
          <table:table-cell office:value-type="float" office:value="1.05181117457623">
            <text:p>1.0518111746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office:value-type="float" office:value="159">
            <text:p>159</text:p>
          </table:table-cell>
          <table:table-cell office:value-type="float" office:value="311">
            <text:p>311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79">
            <text:p>12579</text:p>
          </table:table-cell>
          <table:table-cell office:value-type="float" office:value="17857">
            <text:p>17857</text:p>
          </table:table-cell>
          <table:table-cell office:value-type="float" office:value="78.5">
            <text:p>78.5</text:p>
          </table:table-cell>
          <table:table-cell office:value-type="float" office:value="108.75">
            <text:p>108.75</text:p>
          </table:table-cell>
          <table:table-cell office:value-type="float" office:value="241.375">
            <text:p>241.375</text:p>
          </table:table-cell>
          <table:table-cell office:value-type="float" office:value="0.00810782896095848">
            <text:p>0.008107829</text:p>
          </table:table-cell>
          <table:table-cell office:value-type="float" office:value="0.00864536131647985">
            <text:p>0.0086453613</text:p>
          </table:table-cell>
          <table:table-cell office:value-type="float" office:value="0.0135171081368651">
            <text:p>0.0135171081</text:p>
          </table:table-cell>
          <table:table-cell office:value-type="float" office:value="1.02850624566866">
            <text:p>1.0285062457</text:p>
          </table:table-cell>
          <table:table-cell office:value-type="float" office:value="1.03040525946137">
            <text:p>1.0304052595</text:p>
          </table:table-cell>
          <table:table-cell office:value-type="float" office:value="1.0476679944153">
            <text:p>1.047667994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508">
            <text:p>17508</text:p>
          </table:table-cell>
          <table:table-cell office:value-type="float" office:value="96.5">
            <text:p>96.5</text:p>
          </table:table-cell>
          <table:table-cell office:value-type="float" office:value="112.875">
            <text:p>112.875</text:p>
          </table:table-cell>
          <table:table-cell office:value-type="float" office:value="454.375">
            <text:p>454.375</text:p>
          </table:table-cell>
          <table:table-cell office:value-type="float" office:value="0.0102311280746395">
            <text:p>0.0102311281</text:p>
          </table:table-cell>
          <table:table-cell office:value-type="float" office:value="0.00907209451856615">
            <text:p>0.0090720945</text:p>
          </table:table-cell>
          <table:table-cell office:value-type="float" office:value="0.0259524217500571">
            <text:p>0.0259524218</text:p>
          </table:table-cell>
          <table:table-cell office:value-type="float" office:value="1.03601411318533">
            <text:p>1.0360141132</text:p>
          </table:table-cell>
          <table:table-cell office:value-type="float" office:value="1.03191364449693">
            <text:p>1.0319136445</text:p>
          </table:table-cell>
          <table:table-cell office:value-type="float" office:value="1.0921535913868">
            <text:p>1.0921535914</text:p>
          </table:table-cell>
          <table:table-cell table:number-columns-repeated="2" office:value-type="float" office:value="0">
            <text:p>0</text:p>
          </table:table-cell>
          <table:table-cell office:value-type="float" office:value="27.0534751429199">
            <text:p>27.0534751429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39">
            <text:p>239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780">
            <text:p>18780</text:p>
          </table:table-cell>
          <table:table-cell office:value-type="float" office:value="148.75">
            <text:p>148.75</text:p>
          </table:table-cell>
          <table:table-cell office:value-type="float" office:value="173.25">
            <text:p>173.25</text:p>
          </table:table-cell>
          <table:table-cell office:value-type="float" office:value="713.625">
            <text:p>713.625</text:p>
          </table:table-cell>
          <table:table-cell office:value-type="float" office:value="0.0159603004291845">
            <text:p>0.0159603004</text:p>
          </table:table-cell>
          <table:table-cell office:value-type="float" office:value="0.0139807940606843">
            <text:p>0.0139807941</text:p>
          </table:table-cell>
          <table:table-cell office:value-type="float" office:value="0.0379992012779553">
            <text:p>0.0379992013</text:p>
          </table:table-cell>
          <table:table-cell office:value-type="float" office:value="1.05636032463413">
            <text:p>1.0563603246</text:p>
          </table:table-cell>
          <table:table-cell office:value-type="float" office:value="1.04931588591343">
            <text:p>1.0493158859</text:p>
          </table:table-cell>
          <table:table-cell office:value-type="float" office:value="1.13582732549646">
            <text:p>1.1358273255</text:p>
          </table:table-cell>
          <table:table-cell table:number-columns-repeated="2" office:value-type="float" office:value="0">
            <text:p>0</text:p>
          </table:table-cell>
          <table:table-cell office:value-type="float" office:value="18.5855180832296">
            <text:p>18.5855180832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office:value-type="float" office:value="261">
            <text:p>261</text:p>
          </table:table-cell>
          <table:table-cell office:value-type="float" office:value="193">
            <text:p>193</text:p>
          </table:table-cell>
          <table:table-cell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602">
            <text:p>12602</text:p>
          </table:table-cell>
          <table:table-cell office:value-type="float" office:value="18990">
            <text:p>18990</text:p>
          </table:table-cell>
          <table:table-cell office:value-type="float" office:value="149.875">
            <text:p>149.875</text:p>
          </table:table-cell>
          <table:table-cell office:value-type="float" office:value="208.375">
            <text:p>208.375</text:p>
          </table:table-cell>
          <table:table-cell office:value-type="float" office:value="873.625">
            <text:p>873.625</text:p>
          </table:table-cell>
          <table:table-cell office:value-type="float" office:value="0.0152653289875738">
            <text:p>0.015265329</text:p>
          </table:table-cell>
          <table:table-cell office:value-type="float" office:value="0.0165350737978099">
            <text:p>0.0165350738</text:p>
          </table:table-cell>
          <table:table-cell office:value-type="float" office:value="0.0460044760400211">
            <text:p>0.046004476</text:p>
          </table:table-cell>
          <table:table-cell office:value-type="float" office:value="1.05388539078394">
            <text:p>1.0538853908</text:p>
          </table:table-cell>
          <table:table-cell office:value-type="float" office:value="1.05840863927671">
            <text:p>1.0584086393</text:p>
          </table:table-cell>
          <table:table-cell office:value-type="float" office:value="1.16516383329888">
            <text:p>1.1651638333</text:p>
          </table:table-cell>
          <table:table-cell table:number-columns-repeated="2" office:value-type="float" office:value="0">
            <text:p>0</text:p>
          </table:table-cell>
          <table:table-cell office:value-type="float" office:value="15.4109265429868">
            <text:p>15.410926543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9838">
            <text:p>9838</text:p>
          </table:table-cell>
          <table:table-cell office:value-type="float" office:value="13148">
            <text:p>13148</text:p>
          </table:table-cell>
          <table:table-cell office:value-type="float" office:value="18768">
            <text:p>18768</text:p>
          </table:table-cell>
          <table:table-cell office:value-type="float" office:value="75.125">
            <text:p>75.125</text:p>
          </table:table-cell>
          <table:table-cell office:value-type="float" office:value="199">
            <text:p>199</text:p>
          </table:table-cell>
          <table:table-cell office:value-type="float" office:value="960.625">
            <text:p>960.625</text:p>
          </table:table-cell>
          <table:table-cell office:value-type="float" office:value="0.00763620654604594">
            <text:p>0.0076362065</text:p>
          </table:table-cell>
          <table:table-cell office:value-type="float" office:value="0.015135381807119">
            <text:p>0.0151353818</text:p>
          </table:table-cell>
          <table:table-cell office:value-type="float" office:value="0.0511841965046888">
            <text:p>0.0511841965</text:p>
          </table:table-cell>
          <table:table-cell office:value-type="float" office:value="1.02684101374597">
            <text:p>1.0268410137</text:p>
          </table:table-cell>
          <table:table-cell office:value-type="float" office:value="1.05342283269851">
            <text:p>1.0534228327</text:p>
          </table:table-cell>
          <table:table-cell office:value-type="float" office:value="1.1842795388312">
            <text:p>1.1842795388</text:p>
          </table:table-cell>
          <table:table-cell table:number-columns-repeated="2" office:value-type="float" office:value="0">
            <text:p>0</text:p>
          </table:table-cell>
          <table:table-cell office:value-type="float" office:value="13.8859012081216">
            <text:p>13.8859012081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189">
            <text:p>189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3072">
            <text:p>13072</text:p>
          </table:table-cell>
          <table:table-cell office:value-type="float" office:value="19869">
            <text:p>19869</text:p>
          </table:table-cell>
          <table:table-cell office:value-type="float" office:value="37.125">
            <text:p>37.125</text:p>
          </table:table-cell>
          <table:table-cell office:value-type="float" office:value="346.25">
            <text:p>346.25</text:p>
          </table:table-cell>
          <table:table-cell office:value-type="float" office:value="1169.625">
            <text:p>1169.625</text:p>
          </table:table-cell>
          <table:table-cell office:value-type="float" office:value="0.0039054281506417">
            <text:p>0.0039054282</text:p>
          </table:table-cell>
          <table:table-cell office:value-type="float" office:value="0.0264879130966952">
            <text:p>0.0264879131</text:p>
          </table:table-cell>
          <table:table-cell office:value-type="float" office:value="0.0588668277215763">
            <text:p>0.0588668277</text:p>
          </table:table-cell>
          <table:table-cell office:value-type="float" office:value="1.01369889317056">
            <text:p>1.0136988932</text:p>
          </table:table-cell>
          <table:table-cell office:value-type="float" office:value="1.09408285053726">
            <text:p>1.0940828505</text:p>
          </table:table-cell>
          <table:table-cell office:value-type="float" office:value="1.21282589170128">
            <text:p>1.2128258917</text:p>
          </table:table-cell>
          <table:table-cell office:value-type="float" office:value="0">
            <text:p>0</text:p>
          </table:table-cell>
          <table:table-cell office:value-type="float" office:value="26.5134965701133">
            <text:p>26.5134965701</text:p>
          </table:table-cell>
          <table:table-cell office:value-type="float" office:value="12.1181047608034">
            <text:p>12.118104760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office:value-type="float" office:value="224">
            <text:p>224</text:p>
          </table:table-cell>
          <table:table-cell office:value-type="float" office:value="297">
            <text:p>297</text:p>
          </table:table-cell>
          <table:table-cell office:value-type="float" office:value="9334">
            <text:p>9334</text:p>
          </table:table-cell>
          <table:table-cell office:value-type="float" office:value="13820">
            <text:p>13820</text:p>
          </table:table-cell>
          <table:table-cell office:value-type="float" office:value="22009">
            <text:p>22009</text:p>
          </table:table-cell>
          <table:table-cell office:value-type="float" office:value="132.5">
            <text:p>132.5</text:p>
          </table:table-cell>
          <table:table-cell office:value-type="float" office:value="565.625">
            <text:p>565.625</text:p>
          </table:table-cell>
          <table:table-cell office:value-type="float" office:value="1129.25">
            <text:p>1129.25</text:p>
          </table:table-cell>
          <table:table-cell office:value-type="float" office:value="0.0141954146132419">
            <text:p>0.0141954146</text:p>
          </table:table-cell>
          <table:table-cell office:value-type="float" office:value="0.040928002894356">
            <text:p>0.0409280029</text:p>
          </table:table-cell>
          <table:table-cell office:value-type="float" office:value="0.0513085555908946">
            <text:p>0.0513085556</text:p>
          </table:table-cell>
          <table:table-cell office:value-type="float" office:value="1.05007891034659">
            <text:p>1.0500789103</text:p>
          </table:table-cell>
          <table:table-cell office:value-type="float" office:value="1.14653120891525">
            <text:p>1.1465312089</text:p>
          </table:table-cell>
          <table:table-cell office:value-type="float" office:value="1.18473977760671">
            <text:p>1.1847397776</text:p>
          </table:table-cell>
          <table:table-cell office:value-type="float" office:value="0">
            <text:p>0</text:p>
          </table:table-cell>
          <table:table-cell office:value-type="float" office:value="17.2800251165588">
            <text:p>17.2800251166</text:p>
          </table:table-cell>
          <table:table-cell office:value-type="float" office:value="13.8530714490747">
            <text:p>13.8530714491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23">
            <text:p>323</text:p>
          </table:table-cell>
          <table:table-cell office:value-type="float" office:value="10065">
            <text:p>10065</text:p>
          </table:table-cell>
          <table:table-cell office:value-type="float" office:value="14097">
            <text:p>14097</text:p>
          </table:table-cell>
          <table:table-cell office:value-type="float" office:value="23622">
            <text:p>23622</text:p>
          </table:table-cell>
          <table:table-cell office:value-type="float" office:value="173.375">
            <text:p>173.375</text:p>
          </table:table-cell>
          <table:table-cell office:value-type="float" office:value="597">
            <text:p>597</text:p>
          </table:table-cell>
          <table:table-cell office:value-type="float" office:value="1254.25">
            <text:p>1254.25</text:p>
          </table:table-cell>
          <table:table-cell office:value-type="float" office:value="0.0172255340288127">
            <text:p>0.017225534</text:p>
          </table:table-cell>
          <table:table-cell office:value-type="float" office:value="0.0423494360502235">
            <text:p>0.0423494361</text:p>
          </table:table-cell>
          <table:table-cell office:value-type="float" office:value="0.0530966895267124">
            <text:p>0.0530966895</text:p>
          </table:table-cell>
          <table:table-cell office:value-type="float" office:value="1.0608709383851">
            <text:p>1.0608709384</text:p>
          </table:table-cell>
          <table:table-cell office:value-type="float" office:value="1.15173823665398">
            <text:p>1.1517382367</text:p>
          </table:table-cell>
          <table:table-cell office:value-type="float" office:value="1.19136415988334">
            <text:p>1.1913641599</text:p>
          </table:table-cell>
          <table:table-cell office:value-type="float" office:value="0">
            <text:p>0</text:p>
          </table:table-cell>
          <table:table-cell office:value-type="float" office:value="16.7115074952669">
            <text:p>16.7115074953</text:p>
          </table:table-cell>
          <table:table-cell office:value-type="float" office:value="13.3980184766541">
            <text:p>13.3980184767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94">
            <text:p>494</text:p>
          </table:table-cell>
          <table:table-cell office:value-type="float" office:value="291">
            <text:p>291</text:p>
          </table:table-cell>
          <table:table-cell office:value-type="float" office:value="10280">
            <text:p>10280</text:p>
          </table:table-cell>
          <table:table-cell office:value-type="float" office:value="14910">
            <text:p>14910</text:p>
          </table:table-cell>
          <table:table-cell office:value-type="float" office:value="25279">
            <text:p>25279</text:p>
          </table:table-cell>
          <table:table-cell office:value-type="float" office:value="142.5">
            <text:p>142.5</text:p>
          </table:table-cell>
          <table:table-cell office:value-type="float" office:value="836.125">
            <text:p>836.125</text:p>
          </table:table-cell>
          <table:table-cell office:value-type="float" office:value="1426">
            <text:p>1426</text:p>
          </table:table-cell>
          <table:table-cell office:value-type="float" office:value="0.0138618677042802">
            <text:p>0.0138618677</text:p>
          </table:table-cell>
          <table:table-cell office:value-type="float" office:value="0.0560781354795439">
            <text:p>0.0560781355</text:p>
          </table:table-cell>
          <table:table-cell office:value-type="float" office:value="0.0564104592744966">
            <text:p>0.0564104593</text:p>
          </table:table-cell>
          <table:table-cell office:value-type="float" office:value="1.04889315366243">
            <text:p>1.0488931537</text:p>
          </table:table-cell>
          <table:table-cell office:value-type="float" office:value="1.20243719844497">
            <text:p>1.2024371984</text:p>
          </table:table-cell>
          <table:table-cell office:value-type="float" office:value="1.20367360169523">
            <text:p>1.2036736017</text:p>
          </table:table-cell>
          <table:table-cell office:value-type="float" office:value="0">
            <text:p>0</text:p>
          </table:table-cell>
          <table:table-cell office:value-type="float" office:value="12.7038041864889">
            <text:p>12.7038041865</text:p>
          </table:table-cell>
          <table:table-cell office:value-type="float" office:value="12.6309688619879">
            <text:p>12.630968862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19">
            <text:p>419</text:p>
          </table:table-cell>
          <table:table-cell office:value-type="float" office:value="338">
            <text:p>338</text:p>
          </table:table-cell>
          <table:table-cell office:value-type="float" office:value="10210">
            <text:p>10210</text:p>
          </table:table-cell>
          <table:table-cell office:value-type="float" office:value="15868">
            <text:p>15868</text:p>
          </table:table-cell>
          <table:table-cell office:value-type="float" office:value="26707">
            <text:p>26707</text:p>
          </table:table-cell>
          <table:table-cell office:value-type="float" office:value="261.625">
            <text:p>261.625</text:p>
          </table:table-cell>
          <table:table-cell office:value-type="float" office:value="926.25">
            <text:p>926.25</text:p>
          </table:table-cell>
          <table:table-cell office:value-type="float" office:value="1606.375">
            <text:p>1606.375</text:p>
          </table:table-cell>
          <table:table-cell office:value-type="float" office:value="0.0256243878550441">
            <text:p>0.0256243879</text:p>
          </table:table-cell>
          <table:table-cell office:value-type="float" office:value="0.058372195613814">
            <text:p>0.0583721956</text:p>
          </table:table-cell>
          <table:table-cell office:value-type="float" office:value="0.0601480885161194">
            <text:p>0.0601480885</text:p>
          </table:table-cell>
          <table:table-cell office:value-type="float" office:value="1.09097231162843">
            <text:p>1.0909723116</text:p>
          </table:table-cell>
          <table:table-cell office:value-type="float" office:value="1.21098101856107">
            <text:p>1.2109810186</text:p>
          </table:table-cell>
          <table:table-cell office:value-type="float" office:value="1.21760918320862">
            <text:p>1.2176091832</text:p>
          </table:table-cell>
          <table:table-cell office:value-type="float" office:value="27.395404392757">
            <text:p>27.3954043928</text:p>
          </table:table-cell>
          <table:table-cell office:value-type="float" office:value="12.2179088973541">
            <text:p>12.2179088974</text:p>
          </table:table-cell>
          <table:table-cell office:value-type="float" office:value="11.8672100855029">
            <text:p>11.8672100855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table:number-columns-repeated="2" office:value-type="float" office:value="430">
            <text:p>430</text:p>
          </table:table-cell>
          <table:table-cell office:value-type="float" office:value="10799">
            <text:p>10799</text:p>
          </table:table-cell>
          <table:table-cell office:value-type="float" office:value="16771">
            <text:p>16771</text:p>
          </table:table-cell>
          <table:table-cell office:value-type="float" office:value="27952">
            <text:p>27952</text:p>
          </table:table-cell>
          <table:table-cell office:value-type="float" office:value="441.25">
            <text:p>441.25</text:p>
          </table:table-cell>
          <table:table-cell office:value-type="float" office:value="819.375">
            <text:p>819.375</text:p>
          </table:table-cell>
          <table:table-cell office:value-type="float" office:value="1371.75">
            <text:p>1371.75</text:p>
          </table:table-cell>
          <table:table-cell office:value-type="float" office:value="0.040860264839337">
            <text:p>0.0408602648</text:p>
          </table:table-cell>
          <table:table-cell office:value-type="float" office:value="0.0488566573251446">
            <text:p>0.0488566573</text:p>
          </table:table-cell>
          <table:table-cell office:value-type="float" office:value="0.0490752003434459">
            <text:p>0.0490752003</text:p>
          </table:table-cell>
          <table:table-cell office:value-type="float" office:value="1.14628326697345">
            <text:p>1.146283267</text:p>
          </table:table-cell>
          <table:table-cell office:value-type="float" office:value="1.17567676764938">
            <text:p>1.1756767676</text:p>
          </table:table-cell>
          <table:table-cell office:value-type="float" office:value="1.17648361676801">
            <text:p>1.1764836168</text:p>
          </table:table-cell>
          <table:table-cell office:value-type="float" office:value="17.3081049540481">
            <text:p>17.308104954</text:p>
          </table:table-cell>
          <table:table-cell office:value-type="float" office:value="14.5311823807926">
            <text:p>14.5311823808</text:p>
          </table:table-cell>
          <table:table-cell office:value-type="float" office:value="14.467990792331">
            <text:p>14.4679907923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666">
            <text:p>666</text:p>
          </table:table-cell>
          <table:table-cell office:value-type="float" office:value="515">
            <text:p>515</text:p>
          </table:table-cell>
          <table:table-cell office:value-type="float" office:value="424">
            <text:p>424</text:p>
          </table:table-cell>
          <table:table-cell office:value-type="float" office:value="10980">
            <text:p>10980</text:p>
          </table:table-cell>
          <table:table-cell office:value-type="float" office:value="17505">
            <text:p>17505</text:p>
          </table:table-cell>
          <table:table-cell office:value-type="float" office:value="29215">
            <text:p>29215</text:p>
          </table:table-cell>
          <table:table-cell office:value-type="float" office:value="441.625">
            <text:p>441.625</text:p>
          </table:table-cell>
          <table:table-cell office:value-type="float" office:value="606.125">
            <text:p>606.125</text:p>
          </table:table-cell>
          <table:table-cell office:value-type="float" office:value="928.625">
            <text:p>928.625</text:p>
          </table:table-cell>
          <table:table-cell office:value-type="float" office:value="0.0402208561020036">
            <text:p>0.0402208561</text:p>
          </table:table-cell>
          <table:table-cell office:value-type="float" office:value="0.0346258211939446">
            <text:p>0.0346258212</text:p>
          </table:table-cell>
          <table:table-cell office:value-type="float" office:value="0.0317858976553141">
            <text:p>0.0317858977</text:p>
          </table:table-cell>
          <table:table-cell office:value-type="float" office:value="1.14394372219755">
            <text:p>1.1439437222</text:p>
          </table:table-cell>
          <table:table-cell office:value-type="float" office:value="1.12354031126578">
            <text:p>1.1235403113</text:p>
          </table:table-cell>
          <table:table-cell office:value-type="float" office:value="1.11323091464152">
            <text:p>1.1132309146</text:p>
          </table:table-cell>
          <table:table-cell office:value-type="float" office:value="17.5778221849525">
            <text:p>17.577822185</text:p>
          </table:table-cell>
          <table:table-cell office:value-type="float" office:value="20.3628237776438">
            <text:p>20.3628237776</text:p>
          </table:table-cell>
          <table:table-cell office:value-type="float" office:value="22.1515179592239">
            <text:p>22.1515179592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office:value-type="float" office:value="722">
            <text:p>722</text:p>
          </table:table-cell>
          <table:table-cell office:value-type="float" office:value="461">
            <text:p>461</text:p>
          </table:table-cell>
          <table:table-cell office:value-type="float" office:value="559">
            <text:p>559</text:p>
          </table:table-cell>
          <table:table-cell office:value-type="float" office:value="10999">
            <text:p>10999</text:p>
          </table:table-cell>
          <table:table-cell office:value-type="float" office:value="18610">
            <text:p>18610</text:p>
          </table:table-cell>
          <table:table-cell office:value-type="float" office:value="30655">
            <text:p>30655</text:p>
          </table:table-cell>
          <table:table-cell office:value-type="float" office:value="557.25">
            <text:p>557.25</text:p>
          </table:table-cell>
          <table:table-cell office:value-type="float" office:value="1082.5">
            <text:p>1082.5</text:p>
          </table:table-cell>
          <table:table-cell office:value-type="float" office:value="538.75">
            <text:p>538.75</text:p>
          </table:table-cell>
          <table:table-cell office:value-type="float" office:value="0.0506636966997">
            <text:p>0.0506636967</text:p>
          </table:table-cell>
          <table:table-cell office:value-type="float" office:value="0.0581676518001075">
            <text:p>0.0581676518</text:p>
          </table:table-cell>
          <table:table-cell office:value-type="float" office:value="0.0175746207796444">
            <text:p>0.0175746208</text:p>
          </table:table-cell>
          <table:table-cell office:value-type="float" office:value="1.18235388636898">
            <text:p>1.1823538864</text:p>
          </table:table-cell>
          <table:table-cell office:value-type="float" office:value="1.21021839370362">
            <text:p>1.2102183937</text:p>
          </table:table-cell>
          <table:table-cell office:value-type="float" office:value="1.06211655262803">
            <text:p>1.0621165526</text:p>
          </table:table-cell>
          <table:table-cell office:value-type="float" office:value="14.0250574045118">
            <text:p>14.0250574045</text:p>
          </table:table-cell>
          <table:table-cell office:value-type="float" office:value="12.2596765752934">
            <text:p>12.259676575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727">
            <text:p>727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1455">
            <text:p>11455</text:p>
          </table:table-cell>
          <table:table-cell office:value-type="float" office:value="19475">
            <text:p>19475</text:p>
          </table:table-cell>
          <table:table-cell office:value-type="float" office:value="32393">
            <text:p>32393</text:p>
          </table:table-cell>
          <table:table-cell office:value-type="float" office:value="708.5">
            <text:p>708.5</text:p>
          </table:table-cell>
          <table:table-cell office:value-type="float" office:value="1162.5">
            <text:p>1162.5</text:p>
          </table:table-cell>
          <table:table-cell office:value-type="float" office:value="234.375">
            <text:p>234.375</text:p>
          </table:table-cell>
          <table:table-cell office:value-type="float" office:value="0.0618507202095155">
            <text:p>0.0618507202</text:p>
          </table:table-cell>
          <table:table-cell office:value-type="float" office:value="0.0596919127086008">
            <text:p>0.0596919127</text:p>
          </table:table-cell>
          <table:table-cell office:value-type="float" office:value="0.00723535949124811">
            <text:p>0.0072353595</text:p>
          </table:table-cell>
          <table:table-cell office:value-type="float" office:value="1.22397552345056">
            <text:p>1.2239755235</text:p>
          </table:table-cell>
          <table:table-cell office:value-type="float" office:value="1.21590541838801">
            <text:p>1.2159054184</text:p>
          </table:table-cell>
          <table:table-cell office:value-type="float" office:value="1.02542636505622">
            <text:p>1.0254263651</text:p>
          </table:table-cell>
          <table:table-cell office:value-type="float" office:value="11.5498835134604">
            <text:p>11.5498835135</text:p>
          </table:table-cell>
          <table:table-cell office:value-type="float" office:value="11.9553033979746">
            <text:p>11.9553033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749">
            <text:p>749</text:p>
          </table:table-cell>
          <table:table-cell office:value-type="float" office:value="12844">
            <text:p>12844</text:p>
          </table:table-cell>
          <table:table-cell office:value-type="float" office:value="20862">
            <text:p>20862</text:p>
          </table:table-cell>
          <table:table-cell office:value-type="float" office:value="32819">
            <text:p>32819</text:p>
          </table:table-cell>
          <table:table-cell office:value-type="float" office:value="655.5">
            <text:p>655.5</text:p>
          </table:table-cell>
          <table:table-cell office:value-type="float" office:value="991.625">
            <text:p>991.625</text:p>
          </table:table-cell>
          <table:table-cell office:value-type="float" office:value="35.125">
            <text:p>35.125</text:p>
          </table:table-cell>
          <table:table-cell office:value-type="float" office:value="0.0510355029585799">
            <text:p>0.051035503</text:p>
          </table:table-cell>
          <table:table-cell office:value-type="float" office:value="0.0475325951490749">
            <text:p>0.0475325951</text:p>
          </table:table-cell>
          <table:table-cell office:value-type="float" office:value="0.00107026417623937">
            <text:p>0.0010702642</text:p>
          </table:table-cell>
          <table:table-cell office:value-type="float" office:value="1.18372932057701">
            <text:p>1.1837293206</text:p>
          </table:table-cell>
          <table:table-cell office:value-type="float" office:value="1.17079240432091">
            <text:p>1.1707924043</text:p>
          </table:table-cell>
          <table:table-cell office:value-type="float" office:value="1.00374816972904">
            <text:p>1.0037481697</text:p>
          </table:table-cell>
          <table:table-cell office:value-type="float" office:value="13.9253650363678">
            <text:p>13.9253650364</text:p>
          </table:table-cell>
          <table:table-cell office:value-type="float" office:value="14.9264568187327">
            <text:p>14.926456818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office:value-type="float" office:value="852">
            <text:p>852</text:p>
          </table:table-cell>
          <table:table-cell table:number-columns-repeated="2" office:value-type="float" office:value="521">
            <text:p>521</text:p>
          </table:table-cell>
          <table:table-cell office:value-type="float" office:value="13766">
            <text:p>13766</text:p>
          </table:table-cell>
          <table:table-cell office:value-type="float" office:value="21782">
            <text:p>21782</text:p>
          </table:table-cell>
          <table:table-cell office:value-type="float" office:value="31327">
            <text:p>31327</text:p>
          </table:table-cell>
          <table:table-cell office:value-type="float" office:value="791.5">
            <text:p>791.5</text:p>
          </table:table-cell>
          <table:table-cell office:value-type="float" office:value="476.5">
            <text:p>476.5</text:p>
          </table:table-cell>
          <table:table-cell office:value-type="float" office:value="-4.5">
            <text:p>-4.5</text:p>
          </table:table-cell>
          <table:table-cell office:value-type="float" office:value="0.0574967310765655">
            <text:p>0.0574967311</text:p>
          </table:table-cell>
          <table:table-cell office:value-type="float" office:value="0.0218758608024975">
            <text:p>0.0218758608</text:p>
          </table:table-cell>
          <table:table-cell office:value-type="float" office:value="-0.000143646056117726">
            <text:p>-0.0001436461</text:p>
          </table:table-cell>
          <table:table-cell office:value-type="float" office:value="1.20771807197358">
            <text:p>1.207718072</text:p>
          </table:table-cell>
          <table:table-cell office:value-type="float" office:value="1.07750347724901">
            <text:p>1.0775034772</text:p>
          </table:table-cell>
          <table:table-cell office:value-type="float" office:value="0.999497279246599">
            <text:p>0.9994972792</text:p>
          </table:table-cell>
          <table:table-cell office:value-type="float" office:value="12.3987635212472">
            <text:p>12.3987635212</text:p>
          </table:table-cell>
          <table:table-cell office:value-type="float" office:value="32.03080502331">
            <text:p>32.03080502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445">
            <text:p>445</text:p>
          </table:table-cell>
          <table:table-cell table:number-columns-repeated="2" office:value-type="float" office:value="803">
            <text:p>803</text:p>
          </table:table-cell>
          <table:table-cell office:value-type="float" office:value="14740">
            <text:p>14740</text:p>
          </table:table-cell>
          <table:table-cell office:value-type="float" office:value="22067">
            <text:p>22067</text:p>
          </table:table-cell>
          <table:table-cell office:value-type="float" office:value="30784">
            <text:p>30784</text:p>
          </table:table-cell>
          <table:table-cell office:value-type="float" office:value="879.25">
            <text:p>879.25</text:p>
          </table:table-cell>
          <table:table-cell office:value-type="float" office:value="39.125">
            <text:p>39.125</text:p>
          </table:table-cell>
          <table:table-cell office:value-type="float" office:value="439.375">
            <text:p>439.375</text:p>
          </table:table-cell>
          <table:table-cell office:value-type="float" office:value="0.0596506105834464">
            <text:p>0.0596506106</text:p>
          </table:table-cell>
          <table:table-cell office:value-type="float" office:value="0.00177300947115602">
            <text:p>0.0017730095</text:p>
          </table:table-cell>
          <table:table-cell office:value-type="float" office:value="0.0142728365384615">
            <text:p>0.0142728365</text:p>
          </table:table-cell>
          <table:table-cell office:value-type="float" office:value="1.2157511999143">
            <text:p>1.2157511999</text:p>
          </table:table-cell>
          <table:table-cell office:value-type="float" office:value="1.00621169453171">
            <text:p>1.0062116945</text:p>
          </table:table-cell>
          <table:table-cell office:value-type="float" office:value="1.05035420705581">
            <text:p>1.0503542071</text:p>
          </table:table-cell>
          <table:table-cell office:value-type="float" office:value="11.9633458604145">
            <text:p>11.963345860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office:value-type="float" office:value="847">
            <text:p>847</text:p>
          </table:table-cell>
          <table:table-cell table:number-columns-repeated="2" office:value-type="float" office:value="463">
            <text:p>463</text:p>
          </table:table-cell>
          <table:table-cell office:value-type="float" office:value="15621">
            <text:p>15621</text:p>
          </table:table-cell>
          <table:table-cell office:value-type="float" office:value="21558">
            <text:p>21558</text:p>
          </table:table-cell>
          <table:table-cell office:value-type="float" office:value="32387">
            <text:p>32387</text:p>
          </table:table-cell>
          <table:table-cell office:value-type="float" office:value="908.5">
            <text:p>908.5</text:p>
          </table:table-cell>
          <table:table-cell office:value-type="float" office:value="-221.625">
            <text:p>-221.625</text:p>
          </table:table-cell>
          <table:table-cell office:value-type="float" office:value="-8.125">
            <text:p>-8.125</text:p>
          </table:table-cell>
          <table:table-cell office:value-type="float" office:value="0.0581588886755009">
            <text:p>0.0581588887</text:p>
          </table:table-cell>
          <table:table-cell office:value-type="float" office:value="-0.0102804063456721">
            <text:p>-0.0102804063</text:p>
          </table:table-cell>
          <table:table-cell office:value-type="float" office:value="-0.000250872263562541">
            <text:p>-0.0002508723</text:p>
          </table:table-cell>
          <table:table-cell office:value-type="float" office:value="1.21018572477491">
            <text:p>1.2101857248</text:p>
          </table:table-cell>
          <table:table-cell office:value-type="float" office:value="0.964225723829227">
            <text:p>0.9642257238</text:p>
          </table:table-cell>
          <table:table-cell office:value-type="float" office:value="0.999122070433841">
            <text:p>0.9991220704</text:p>
          </table:table-cell>
          <table:table-cell office:value-type="float" office:value="12.2614725593917">
            <text:p>12.261472559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508">
            <text:p>508</text:p>
          </table:table-cell>
          <table:table-cell table:number-columns-repeated="2" office:value-type="float" office:value="662">
            <text:p>662</text:p>
          </table:table-cell>
          <table:table-cell office:value-type="float" office:value="15612">
            <text:p>15612</text:p>
          </table:table-cell>
          <table:table-cell office:value-type="float" office:value="20974">
            <text:p>20974</text:p>
          </table:table-cell>
          <table:table-cell office:value-type="float" office:value="32851">
            <text:p>32851</text:p>
          </table:table-cell>
          <table:table-cell office:value-type="float" office:value="-148.75">
            <text:p>-148.75</text:p>
          </table:table-cell>
          <table:table-cell office:value-type="float" office:value="-125.5">
            <text:p>-125.5</text:p>
          </table:table-cell>
          <table:table-cell office:value-type="float" office:value="13.75">
            <text:p>13.75</text:p>
          </table:table-cell>
          <table:table-cell office:value-type="float" office:value="-0.0095279272354599">
            <text:p>-0.0095279272</text:p>
          </table:table-cell>
          <table:table-cell office:value-type="float" office:value="-0.00598359874129875">
            <text:p>-0.0059835987</text:p>
          </table:table-cell>
          <table:table-cell office:value-type="float" office:value="0.000418556512739338">
            <text:p>0.0004185565</text:p>
          </table:table-cell>
          <table:table-cell office:value-type="float" office:value="0.966830186214803">
            <text:p>0.9668301862</text:p>
          </table:table-cell>
          <table:table-cell office:value-type="float" office:value="0.979127579175092">
            <text:p>0.9791275792</text:p>
          </table:table-cell>
          <table:table-cell office:value-type="float" office:value="1.00146529116611">
            <text:p>1.001465291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office:value-type="float" office:value="506">
            <text:p>506</text:p>
          </table:table-cell>
          <table:table-cell office:value-type="float" office:value="671">
            <text:p>671</text:p>
          </table:table-cell>
          <table:table-cell office:value-type="float" office:value="506">
            <text:p>506</text:p>
          </table:table-cell>
          <table:table-cell office:value-type="float" office:value="15860">
            <text:p>15860</text:p>
          </table:table-cell>
          <table:table-cell office:value-type="float" office:value="21631">
            <text:p>21631</text:p>
          </table:table-cell>
          <table:table-cell office:value-type="float" office:value="31232">
            <text:p>31232</text:p>
          </table:table-cell>
          <table:table-cell office:value-type="float" office:value="-214">
            <text:p>-214</text:p>
          </table:table-cell>
          <table:table-cell office:value-type="float" office:value="584.125">
            <text:p>584.125</text:p>
          </table:table-cell>
          <table:table-cell office:value-type="float" office:value="-345.75">
            <text:p>-345.75</text:p>
          </table:table-cell>
          <table:table-cell office:value-type="float" office:value="-0.0134930643127364">
            <text:p>-0.0134930643</text:p>
          </table:table-cell>
          <table:table-cell office:value-type="float" office:value="0.0270040682354029">
            <text:p>0.0270040682</text:p>
          </table:table-cell>
          <table:table-cell office:value-type="float" office:value="-0.0110703765368852">
            <text:p>-0.0110703765</text:p>
          </table:table-cell>
          <table:table-cell office:value-type="float" office:value="0.953131117963136">
            <text:p>0.953131118</text:p>
          </table:table-cell>
          <table:table-cell office:value-type="float" office:value="1.09594350943838">
            <text:p>1.0959435094</text:p>
          </table:table-cell>
          <table:table-cell office:value-type="float" office:value="0.961493886464772">
            <text:p>0.9614938865</text:p>
          </table:table-cell>
          <table:table-cell office:value-type="float" office:value="0">
            <text:p>0</text:p>
          </table:table-cell>
          <table:table-cell office:value-type="float" office:value="26.013284706428">
            <text:p>26.013284706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491">
            <text:p>491</text:p>
          </table:table-cell>
          <table:table-cell office:value-type="float" office:value="16384">
            <text:p>16384</text:p>
          </table:table-cell>
          <table:table-cell office:value-type="float" office:value="22270">
            <text:p>22270</text:p>
          </table:table-cell>
          <table:table-cell office:value-type="float" office:value="30889">
            <text:p>30889</text:p>
          </table:table-cell>
          <table:table-cell office:value-type="float" office:value="-198">
            <text:p>-198</text:p>
          </table:table-cell>
          <table:table-cell office:value-type="float" office:value="-222.25">
            <text:p>-222.25</text:p>
          </table:table-cell>
          <table:table-cell office:value-type="float" office:value="-278.375">
            <text:p>-278.375</text:p>
          </table:table-cell>
          <table:table-cell office:value-type="float" office:value="-0.0120849609375">
            <text:p>-0.0120849609</text:p>
          </table:table-cell>
          <table:table-cell office:value-type="float" office:value="-0.0099797934440952">
            <text:p>-0.0099797934</text:p>
          </table:table-cell>
          <table:table-cell office:value-type="float" office:value="-0.00901210787011558">
            <text:p>-0.0090121079</text:p>
          </table:table-cell>
          <table:table-cell office:value-type="float" office:value="0.957988887429237">
            <text:p>0.9579888874</text:p>
          </table:table-cell>
          <table:table-cell office:value-type="float" office:value="0.965265931648953">
            <text:p>0.9652659316</text:p>
          </table:table-cell>
          <table:table-cell office:value-type="float" office:value="0.96861680990759">
            <text:p>0.968616809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539">
            <text:p>539</text:p>
          </table:table-cell>
          <table:table-cell table:number-columns-repeated="2" office:value-type="float" office:value="725">
            <text:p>725</text:p>
          </table:table-cell>
          <table:table-cell office:value-type="float" office:value="15830">
            <text:p>15830</text:p>
          </table:table-cell>
          <table:table-cell office:value-type="float" office:value="22898">
            <text:p>22898</text:p>
          </table:table-cell>
          <table:table-cell office:value-type="float" office:value="32826">
            <text:p>32826</text:p>
          </table:table-cell>
          <table:table-cell office:value-type="float" office:value="-214.375">
            <text:p>-214.375</text:p>
          </table:table-cell>
          <table:table-cell office:value-type="float" office:value="-76.125">
            <text:p>-76.125</text:p>
          </table:table-cell>
          <table:table-cell office:value-type="float" office:value="-40.75">
            <text:p>-40.75</text:p>
          </table:table-cell>
          <table:table-cell office:value-type="float" office:value="-0.0135423246999368">
            <text:p>-0.0135423247</text:p>
          </table:table-cell>
          <table:table-cell office:value-type="float" office:value="-0.00332452615948991">
            <text:p>-0.0033245262</text:p>
          </table:table-cell>
          <table:table-cell office:value-type="float" office:value="-0.00124139401693779">
            <text:p>-0.001241394</text:p>
          </table:table-cell>
          <table:table-cell office:value-type="float" office:value="0.952961316884447">
            <text:p>0.9529613169</text:p>
          </table:table-cell>
          <table:table-cell office:value-type="float" office:value="0.988385821291188">
            <text:p>0.9883858213</text:p>
          </table:table-cell>
          <table:table-cell office:value-type="float" office:value="0.995658141416564">
            <text:p>0.995658141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13">
            <text:p>513</text:p>
          </table:table-cell>
          <table:table-cell office:value-type="float" office:value="1018">
            <text:p>1018</text:p>
          </table:table-cell>
          <table:table-cell office:value-type="float" office:value="15550">
            <text:p>15550</text:p>
          </table:table-cell>
          <table:table-cell office:value-type="float" office:value="22868">
            <text:p>22868</text:p>
          </table:table-cell>
          <table:table-cell office:value-type="float" office:value="33134">
            <text:p>33134</text:p>
          </table:table-cell>
          <table:table-cell office:value-type="float" office:value="-1.75">
            <text:p>-1.75</text:p>
          </table:table-cell>
          <table:table-cell office:value-type="float" office:value="12.25">
            <text:p>12.25</text:p>
          </table:table-cell>
          <table:table-cell office:value-type="float" office:value="-86.5">
            <text:p>-86.5</text:p>
          </table:table-cell>
          <table:table-cell office:value-type="float" office:value="-0.000112540192926045">
            <text:p>-0.0001125402</text:p>
          </table:table-cell>
          <table:table-cell office:value-type="float" office:value="0.000535683050550988">
            <text:p>0.0005356831</text:p>
          </table:table-cell>
          <table:table-cell office:value-type="float" office:value="-0.00261061145650993">
            <text:p>-0.0026106115</text:p>
          </table:table-cell>
          <table:table-cell office:value-type="float" office:value="0.999606134148737">
            <text:p>0.9996061341</text:p>
          </table:table-cell>
          <table:table-cell office:value-type="float" office:value="1.00187545311134">
            <text:p>1.0018754531</text:p>
          </table:table-cell>
          <table:table-cell office:value-type="float" office:value="0.990876217874882">
            <text:p>0.990876217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office:value-type="float" office:value="510">
            <text:p>510</text:p>
          </table:table-cell>
          <table:table-cell table:number-columns-repeated="2" office:value-type="float" office:value="1033">
            <text:p>1033</text:p>
          </table:table-cell>
          <table:table-cell office:value-type="float" office:value="15860">
            <text:p>15860</text:p>
          </table:table-cell>
          <table:table-cell office:value-type="float" office:value="21719">
            <text:p>21719</text:p>
          </table:table-cell>
          <table:table-cell office:value-type="float" office:value="31421">
            <text:p>31421</text:p>
          </table:table-cell>
          <table:table-cell office:value-type="float" office:value="-214">
            <text:p>-214</text:p>
          </table:table-cell>
          <table:table-cell office:value-type="float" office:value="173.25">
            <text:p>173.25</text:p>
          </table:table-cell>
          <table:table-cell office:value-type="float" office:value="-213.875">
            <text:p>-213.875</text:p>
          </table:table-cell>
          <table:table-cell office:value-type="float" office:value="-0.0134930643127364">
            <text:p>-0.0134930643</text:p>
          </table:table-cell>
          <table:table-cell office:value-type="float" office:value="0.00797688659698881">
            <text:p>0.0079768866</text:p>
          </table:table-cell>
          <table:table-cell office:value-type="float" office:value="-0.00680675344514815">
            <text:p>-0.0068067534</text:p>
          </table:table-cell>
          <table:table-cell office:value-type="float" office:value="0.953131117963136">
            <text:p>0.953131118</text:p>
          </table:table-cell>
          <table:table-cell office:value-type="float" office:value="1.02804381930023">
            <text:p>1.0280438193</text:p>
          </table:table-cell>
          <table:table-cell office:value-type="float" office:value="0.976267173451209">
            <text:p>0.976267173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518">
            <text:p>518</text:p>
          </table:table-cell>
          <table:table-cell office:value-type="float" office:value="1057">
            <text:p>1057</text:p>
          </table:table-cell>
          <table:table-cell office:value-type="float" office:value="518">
            <text:p>518</text:p>
          </table:table-cell>
          <table:table-cell office:value-type="float" office:value="16370">
            <text:p>16370</text:p>
          </table:table-cell>
          <table:table-cell office:value-type="float" office:value="21382">
            <text:p>21382</text:p>
          </table:table-cell>
          <table:table-cell office:value-type="float" office:value="30718">
            <text:p>30718</text:p>
          </table:table-cell>
          <table:table-cell office:value-type="float" office:value="-35.5">
            <text:p>-35.5</text:p>
          </table:table-cell>
          <table:table-cell office:value-type="float" office:value="299.875">
            <text:p>299.875</text:p>
          </table:table-cell>
          <table:table-cell office:value-type="float" office:value="-286.75">
            <text:p>-286.75</text:p>
          </table:table-cell>
          <table:table-cell office:value-type="float" office:value="-0.00216860109957239">
            <text:p>-0.0021686011</text:p>
          </table:table-cell>
          <table:table-cell office:value-type="float" office:value="0.0140246468992611">
            <text:p>0.0140246469</text:p>
          </table:table-cell>
          <table:table-cell office:value-type="float" office:value="-0.00933491763786705">
            <text:p>-0.0093349176</text:p>
          </table:table-cell>
          <table:table-cell office:value-type="float" office:value="0.992419113699726">
            <text:p>0.9924191137</text:p>
          </table:table-cell>
          <table:table-cell office:value-type="float" office:value="1.04947177795989">
            <text:p>1.049471778</text:p>
          </table:table-cell>
          <table:table-cell office:value-type="float" office:value="0.967498584014585">
            <text:p>0.96749858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office:value-type="float" office:value="549">
            <text:p>549</text:p>
          </table:table-cell>
          <table:table-cell table:number-columns-repeated="2" office:value-type="float" office:value="1105">
            <text:p>1105</text:p>
          </table:table-cell>
          <table:table-cell office:value-type="float" office:value="15652">
            <text:p>15652</text:p>
          </table:table-cell>
          <table:table-cell office:value-type="float" office:value="20981">
            <text:p>20981</text:p>
          </table:table-cell>
          <table:table-cell office:value-type="float" office:value="31359">
            <text:p>31359</text:p>
          </table:table-cell>
          <table:table-cell office:value-type="float" office:value="-43.125">
            <text:p>-43.125</text:p>
          </table:table-cell>
          <table:table-cell office:value-type="float" office:value="245">
            <text:p>245</text:p>
          </table:table-cell>
          <table:table-cell office:value-type="float" office:value="0.625">
            <text:p>0.625</text:p>
          </table:table-cell>
          <table:table-cell office:value-type="float" office:value="-0.00275523894709941">
            <text:p>-0.0027552389</text:p>
          </table:table-cell>
          <table:table-cell office:value-type="float" office:value="0.0116772317811353">
            <text:p>0.0116772318</text:p>
          </table:table-cell>
          <table:table-cell table:style-name="ce17" office:value-type="float" office:value="0.0000199304824771198">
            <text:p>1.99E-005</text:p>
          </table:table-cell>
          <table:table-cell office:value-type="float" office:value="0.990371542714797">
            <text:p>0.9903715427</text:p>
          </table:table-cell>
          <table:table-cell office:value-type="float" office:value="1.04113757240843">
            <text:p>1.0411375724</text:p>
          </table:table-cell>
          <table:table-cell office:value-type="float" office:value="1.00006975746723">
            <text:p>1.00006975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154">
            <text:p>1154</text:p>
          </table:table-cell>
          <table:table-cell office:value-type="float" office:value="15458">
            <text:p>15458</text:p>
          </table:table-cell>
          <table:table-cell office:value-type="float" office:value="21190">
            <text:p>21190</text:p>
          </table:table-cell>
          <table:table-cell office:value-type="float" office:value="31897">
            <text:p>31897</text:p>
          </table:table-cell>
          <table:table-cell office:value-type="float" office:value="-32.375">
            <text:p>-32.375</text:p>
          </table:table-cell>
          <table:table-cell office:value-type="float" office:value="329.375">
            <text:p>329.375</text:p>
          </table:table-cell>
          <table:table-cell office:value-type="float" office:value="95.5">
            <text:p>95.5</text:p>
          </table:table-cell>
          <table:table-cell office:value-type="float" office:value="-0.00209438478457757">
            <text:p>-0.0020943848</text:p>
          </table:table-cell>
          <table:table-cell office:value-type="float" office:value="0.0155438886267107">
            <text:p>0.0155438886</text:p>
          </table:table-cell>
          <table:table-cell office:value-type="float" office:value="0.0029940119760479">
            <text:p>0.002994012</text:p>
          </table:table-cell>
          <table:table-cell office:value-type="float" office:value="0.992678250691325">
            <text:p>0.9926782507</text:p>
          </table:table-cell>
          <table:table-cell office:value-type="float" office:value="1.05487717064182">
            <text:p>1.0548771706</text:p>
          </table:table-cell>
          <table:table-cell office:value-type="float" office:value="1.01049661156728">
            <text:p>1.010496611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579">
            <text:p>579</text:p>
          </table:table-cell>
          <table:table-cell table:number-columns-repeated="2" office:value-type="float" office:value="1163">
            <text:p>1163</text:p>
          </table:table-cell>
          <table:table-cell office:value-type="float" office:value="15674">
            <text:p>15674</text:p>
          </table:table-cell>
          <table:table-cell office:value-type="float" office:value="21453">
            <text:p>21453</text:p>
          </table:table-cell>
          <table:table-cell office:value-type="float" office:value="30107">
            <text:p>30107</text:p>
          </table:table-cell>
          <table:table-cell office:value-type="float" office:value="-124">
            <text:p>-124</text:p>
          </table:table-cell>
          <table:table-cell office:value-type="float" office:value="72.75">
            <text:p>72.75</text:p>
          </table:table-cell>
          <table:table-cell office:value-type="float" office:value="549.875">
            <text:p>549.875</text:p>
          </table:table-cell>
          <table:table-cell office:value-type="float" office:value="-0.00791119050657139">
            <text:p>-0.0079111905</text:p>
          </table:table-cell>
          <table:table-cell office:value-type="float" office:value="0.00339113410711789">
            <text:p>0.0033911341</text:p>
          </table:table-cell>
          <table:table-cell office:value-type="float" office:value="0.01826402497758">
            <text:p>0.018264025</text:p>
          </table:table-cell>
          <table:table-cell office:value-type="float" office:value="0.972433503620053">
            <text:p>0.9724335036</text:p>
          </table:table-cell>
          <table:table-cell office:value-type="float" office:value="1.01189150896436">
            <text:p>1.011891509</text:p>
          </table:table-cell>
          <table:table-cell office:value-type="float" office:value="1.06457789365396">
            <text:p>1.064577893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office:value-type="float" office:value="600">
            <text:p>600</text:p>
          </table:table-cell>
          <table:table-cell table:number-columns-repeated="2" office:value-type="float" office:value="1199">
            <text:p>1199</text:p>
          </table:table-cell>
          <table:table-cell office:value-type="float" office:value="16140">
            <text:p>16140</text:p>
          </table:table-cell>
          <table:table-cell office:value-type="float" office:value="21382">
            <text:p>21382</text:p>
          </table:table-cell>
          <table:table-cell office:value-type="float" office:value="33295">
            <text:p>33295</text:p>
          </table:table-cell>
          <table:table-cell office:value-type="float" office:value="199.75">
            <text:p>199.75</text:p>
          </table:table-cell>
          <table:table-cell office:value-type="float" office:value="299.875">
            <text:p>299.875</text:p>
          </table:table-cell>
          <table:table-cell office:value-type="float" office:value="328.125">
            <text:p>328.125</text:p>
          </table:table-cell>
          <table:table-cell office:value-type="float" office:value="0.0123760842627014">
            <text:p>0.0123760843</text:p>
          </table:table-cell>
          <table:table-cell office:value-type="float" office:value="0.0140246468992611">
            <text:p>0.0140246469</text:p>
          </table:table-cell>
          <table:table-cell office:value-type="float" office:value="0.00985508334584772">
            <text:p>0.0098550833</text:p>
          </table:table-cell>
          <table:table-cell office:value-type="float" office:value="1.04361650314434">
            <text:p>1.0436165031</text:p>
          </table:table-cell>
          <table:table-cell office:value-type="float" office:value="1.04947177795989">
            <text:p>1.049471778</text:p>
          </table:table-cell>
          <table:table-cell office:value-type="float" office:value="1.03468315213926">
            <text:p>1.0346831521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649">
            <text:p>649</text:p>
          </table:table-cell>
          <table:table-cell office:value-type="float" office:value="887">
            <text:p>887</text:p>
          </table:table-cell>
          <table:table-cell office:value-type="float" office:value="1261">
            <text:p>1261</text:p>
          </table:table-cell>
          <table:table-cell office:value-type="float" office:value="15860">
            <text:p>15860</text:p>
          </table:table-cell>
          <table:table-cell office:value-type="float" office:value="22416">
            <text:p>22416</text:p>
          </table:table-cell>
          <table:table-cell office:value-type="float" office:value="35081">
            <text:p>35081</text:p>
          </table:table-cell>
          <table:table-cell office:value-type="float" office:value="170">
            <text:p>170</text:p>
          </table:table-cell>
          <table:table-cell office:value-type="float" office:value="-24.125">
            <text:p>-24.125</text:p>
          </table:table-cell>
          <table:table-cell office:value-type="float" office:value="43.875">
            <text:p>43.875</text:p>
          </table:table-cell>
          <table:table-cell office:value-type="float" office:value="0.010718789407314">
            <text:p>0.0107187894</text:p>
          </table:table-cell>
          <table:table-cell office:value-type="float" office:value="-0.00107624018558173">
            <text:p>-0.0010762402</text:p>
          </table:table-cell>
          <table:table-cell office:value-type="float" office:value="0.00125067700464639">
            <text:p>0.001250677</text:p>
          </table:table-cell>
          <table:table-cell office:value-type="float" office:value="1.03774095212046">
            <text:p>1.0377409521</text:p>
          </table:table-cell>
          <table:table-cell office:value-type="float" office:value="0.996235429604621">
            <text:p>0.9962354296</text:p>
          </table:table-cell>
          <table:table-cell office:value-type="float" office:value="1.00438043533448">
            <text:p>1.004380435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16">
            <text:p>616</text:p>
          </table:table-cell>
          <table:table-cell office:value-type="float" office:value="1242">
            <text:p>1242</text:p>
          </table:table-cell>
          <table:table-cell office:value-type="float" office:value="16329">
            <text:p>16329</text:p>
          </table:table-cell>
          <table:table-cell office:value-type="float" office:value="22742">
            <text:p>22742</text:p>
          </table:table-cell>
          <table:table-cell office:value-type="float" office:value="36058">
            <text:p>36058</text:p>
          </table:table-cell>
          <table:table-cell office:value-type="float" office:value="210.25">
            <text:p>210.25</text:p>
          </table:table-cell>
          <table:table-cell office:value-type="float" office:value="158.5">
            <text:p>158.5</text:p>
          </table:table-cell>
          <table:table-cell office:value-type="float" office:value="-345.625">
            <text:p>-345.625</text:p>
          </table:table-cell>
          <table:table-cell office:value-type="float" office:value="0.0128758650254149">
            <text:p>0.012875865</text:p>
          </table:table-cell>
          <table:table-cell office:value-type="float" office:value="0.00696948377451411">
            <text:p>0.0069694838</text:p>
          </table:table-cell>
          <table:table-cell office:value-type="float" office:value="-0.00958525153918686">
            <text:p>-0.0095852515</text:p>
          </table:table-cell>
          <table:table-cell office:value-type="float" office:value="1.04539047187325">
            <text:p>1.0453904719</text:p>
          </table:table-cell>
          <table:table-cell office:value-type="float" office:value="1.0244883976708">
            <text:p>1.0244883977</text:p>
          </table:table-cell>
          <table:table-cell office:value-type="float" office:value="0.966631698625102">
            <text:p>0.966631698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office:value-type="float" office:value="570">
            <text:p>570</text:p>
          </table:table-cell>
          <table:table-cell office:value-type="float" office:value="818">
            <text:p>818</text:p>
          </table:table-cell>
          <table:table-cell office:value-type="float" office:value="1209">
            <text:p>1209</text:p>
          </table:table-cell>
          <table:table-cell office:value-type="float" office:value="16372">
            <text:p>16372</text:p>
          </table:table-cell>
          <table:table-cell office:value-type="float" office:value="21719">
            <text:p>21719</text:p>
          </table:table-cell>
          <table:table-cell office:value-type="float" office:value="35508">
            <text:p>35508</text:p>
          </table:table-cell>
          <table:table-cell office:value-type="float" office:value="72">
            <text:p>72</text:p>
          </table:table-cell>
          <table:table-cell office:value-type="float" office:value="420.375">
            <text:p>420.375</text:p>
          </table:table-cell>
          <table:table-cell office:value-type="float" office:value="-850.625">
            <text:p>-850.625</text:p>
          </table:table-cell>
          <table:table-cell office:value-type="float" office:value="0.00439775225995602">
            <text:p>0.0043977523</text:p>
          </table:table-cell>
          <table:table-cell office:value-type="float" office:value="0.0193551728900962">
            <text:p>0.0193551729</text:p>
          </table:table-cell>
          <table:table-cell office:value-type="float" office:value="-0.0239558690999211">
            <text:p>-0.0239558691</text:p>
          </table:table-cell>
          <table:table-cell office:value-type="float" office:value="1.01543003975073">
            <text:p>1.0154300398</text:p>
          </table:table-cell>
          <table:table-cell office:value-type="float" office:value="1.06847736564184">
            <text:p>1.0684773656</text:p>
          </table:table-cell>
          <table:table-cell office:value-type="float" office:value="0.917279270132368">
            <text:p>0.9172792701</text:p>
          </table:table-cell>
          <table:table-cell table:number-columns-repeated="2" office:value-type="float" office:value="0">
            <text:p>0</text:p>
          </table:table-cell>
          <table:table-cell office:value-type="float" office:value="-28.5863624541455">
            <text:p>-28.5863624541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583">
            <text:p>583</text:p>
          </table:table-cell>
          <table:table-cell table:number-columns-repeated="2" office:value-type="float" office:value="1234">
            <text:p>1234</text:p>
          </table:table-cell>
          <table:table-cell office:value-type="float" office:value="15689">
            <text:p>15689</text:p>
          </table:table-cell>
          <table:table-cell office:value-type="float" office:value="23128">
            <text:p>23128</text:p>
          </table:table-cell>
          <table:table-cell office:value-type="float" office:value="32985">
            <text:p>32985</text:p>
          </table:table-cell>
          <table:table-cell office:value-type="float" office:value="197.75">
            <text:p>197.75</text:p>
          </table:table-cell>
          <table:table-cell office:value-type="float" office:value="-1105.375">
            <text:p>-1105.375</text:p>
          </table:table-cell>
          <table:table-cell office:value-type="float" office:value="319.25">
            <text:p>319.25</text:p>
          </table:table-cell>
          <table:table-cell office:value-type="float" office:value="0.0126043724902798">
            <text:p>0.0126043725</text:p>
          </table:table-cell>
          <table:table-cell office:value-type="float" office:value="-0.0477937997232791">
            <text:p>-0.0477937997</text:p>
          </table:table-cell>
          <table:table-cell office:value-type="float" office:value="0.00967864180688192">
            <text:p>0.0096786418</text:p>
          </table:table-cell>
          <table:table-cell office:value-type="float" office:value="1.04442668931949">
            <text:p>1.0444266893</text:p>
          </table:table-cell>
          <table:table-cell office:value-type="float" office:value="0.837198825660821">
            <text:p>0.8371988257</text:p>
          </table:table-cell>
          <table:table-cell office:value-type="float" office:value="1.03405885149425">
            <text:p>1.0340588515</text:p>
          </table:table-cell>
          <table:table-cell office:value-type="float" office:value="0">
            <text:p>0</text:p>
          </table:table-cell>
          <table:table-cell office:value-type="float" office:value="-14.1534659427768">
            <text:p>-14.15346594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office:value-type="float" office:value="520">
            <text:p>520</text:p>
          </table:table-cell>
          <table:table-cell office:value-type="float" office:value="776">
            <text:p>776</text:p>
          </table:table-cell>
          <table:table-cell office:value-type="float" office:value="1182">
            <text:p>1182</text:p>
          </table:table-cell>
          <table:table-cell office:value-type="float" office:value="15548">
            <text:p>15548</text:p>
          </table:table-cell>
          <table:table-cell office:value-type="float" office:value="21284">
            <text:p>21284</text:p>
          </table:table-cell>
          <table:table-cell office:value-type="float" office:value="34841">
            <text:p>34841</text:p>
          </table:table-cell>
          <table:table-cell office:value-type="float" office:value="180">
            <text:p>180</text:p>
          </table:table-cell>
          <table:table-cell office:value-type="float" office:value="-1195">
            <text:p>-1195</text:p>
          </table:table-cell>
          <table:table-cell office:value-type="float" office:value="-38">
            <text:p>-38</text:p>
          </table:table-cell>
          <table:table-cell office:value-type="float" office:value="0.011577051710831">
            <text:p>0.0115770517</text:p>
          </table:table-cell>
          <table:table-cell office:value-type="float" office:value="-0.05614546137944">
            <text:p>-0.0561454614</text:p>
          </table:table-cell>
          <table:table-cell office:value-type="float" office:value="-0.00109066903935019">
            <text:p>-0.001090669</text:p>
          </table:table-cell>
          <table:table-cell office:value-type="float" office:value="1.04078237611549">
            <text:p>1.0407823761</text:p>
          </table:table-cell>
          <table:table-cell office:value-type="float" office:value="0.80966941832564">
            <text:p>0.8096694183</text:p>
          </table:table-cell>
          <table:table-cell office:value-type="float" office:value="0.996184989897823">
            <text:p>0.9961849899</text:p>
          </table:table-cell>
          <table:table-cell office:value-type="float" office:value="0">
            <text:p>0</text:p>
          </table:table-cell>
          <table:table-cell office:value-type="float" office:value="-11.9956492332815">
            <text:p>-11.99564923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468">
            <text:p>468</text:p>
          </table:table-cell>
          <table:table-cell office:value-type="float" office:value="727">
            <text:p>727</text:p>
          </table:table-cell>
          <table:table-cell office:value-type="float" office:value="1136">
            <text:p>1136</text:p>
          </table:table-cell>
          <table:table-cell office:value-type="float" office:value="14895">
            <text:p>14895</text:p>
          </table:table-cell>
          <table:table-cell office:value-type="float" office:value="20823">
            <text:p>20823</text:p>
          </table:table-cell>
          <table:table-cell office:value-type="float" office:value="35596">
            <text:p>35596</text:p>
          </table:table-cell>
          <table:table-cell office:value-type="float" office:value="-902.25">
            <text:p>-902.25</text:p>
          </table:table-cell>
          <table:table-cell office:value-type="float" office:value="-202.625">
            <text:p>-202.625</text:p>
          </table:table-cell>
          <table:table-cell office:value-type="float" office:value="-391.375">
            <text:p>-391.375</text:p>
          </table:table-cell>
          <table:table-cell office:value-type="float" office:value="-0.0605740181268882">
            <text:p>-0.0605740181</text:p>
          </table:table-cell>
          <table:table-cell office:value-type="float" office:value="-0.00973082648993901">
            <text:p>-0.0097308265</text:p>
          </table:table-cell>
          <table:table-cell office:value-type="float" office:value="-0.0109949151590066">
            <text:p>-0.0109949152</text:p>
          </table:table-cell>
          <table:table-cell office:value-type="float" office:value="0.795182591433083">
            <text:p>0.7951825914</text:p>
          </table:table-cell>
          <table:table-cell office:value-type="float" office:value="0.966127697694201">
            <text:p>0.9661276977</text:p>
          </table:table-cell>
          <table:table-cell office:value-type="float" office:value="0.96175473773581">
            <text:p>0.9617547377</text:p>
          </table:table-cell>
          <table:table-cell office:value-type="float" office:value="-11.092795689656">
            <text:p>-11.092795689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183">
            <text:p>1183</text:p>
          </table:table-cell>
          <table:table-cell office:value-type="float" office:value="13000">
            <text:p>13000</text:p>
          </table:table-cell>
          <table:table-cell office:value-type="float" office:value="21275">
            <text:p>21275</text:p>
          </table:table-cell>
          <table:table-cell office:value-type="float" office:value="33946">
            <text:p>33946</text:p>
          </table:table-cell>
          <table:table-cell office:value-type="float" office:value="-754.25">
            <text:p>-754.25</text:p>
          </table:table-cell>
          <table:table-cell office:value-type="float" office:value="416.875">
            <text:p>416.875</text:p>
          </table:table-cell>
          <table:table-cell office:value-type="float" office:value="-909.875">
            <text:p>-909.875</text:p>
          </table:table-cell>
          <table:table-cell office:value-type="float" office:value="-0.0580192307692308">
            <text:p>-0.0580192308</text:p>
          </table:table-cell>
          <table:table-cell office:value-type="float" office:value="0.0195945945945946">
            <text:p>0.0195945946</text:p>
          </table:table-cell>
          <table:table-cell office:value-type="float" office:value="-0.0268035998350321">
            <text:p>-0.0268035998</text:p>
          </table:table-cell>
          <table:table-cell office:value-type="float" office:value="0.803530505340237">
            <text:p>0.8035305053</text:p>
          </table:table-cell>
          <table:table-cell office:value-type="float" office:value="1.06933361943024">
            <text:p>1.0693336194</text:p>
          </table:table-cell>
          <table:table-cell office:value-type="float" office:value="0.907595529187056">
            <text:p>0.9075955292</text:p>
          </table:table-cell>
          <table:table-cell office:value-type="float" office:value="-11.5968264404647">
            <text:p>-11.5968264405</text:p>
          </table:table-cell>
          <table:table-cell office:value-type="float" office:value="0">
            <text:p>0</text:p>
          </table:table-cell>
          <table:table-cell office:value-type="float" office:value="-25.5120842293342">
            <text:p>-25.5120842293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1216">
            <text:p>1216</text:p>
          </table:table-cell>
          <table:table-cell office:value-type="float" office:value="12010">
            <text:p>12010</text:p>
          </table:table-cell>
          <table:table-cell office:value-type="float" office:value="20977">
            <text:p>20977</text:p>
          </table:table-cell>
          <table:table-cell office:value-type="float" office:value="31957">
            <text:p>31957</text:p>
          </table:table-cell>
          <table:table-cell office:value-type="float" office:value="-529.5">
            <text:p>-529.5</text:p>
          </table:table-cell>
          <table:table-cell office:value-type="float" office:value="-863">
            <text:p>-863</text:p>
          </table:table-cell>
          <table:table-cell office:value-type="float" office:value="291.625">
            <text:p>291.625</text:p>
          </table:table-cell>
          <table:table-cell office:value-type="float" office:value="-0.0440882597835137">
            <text:p>-0.0440882598</text:p>
          </table:table-cell>
          <table:table-cell office:value-type="float" office:value="-0.041140296515231">
            <text:p>-0.0411402965</text:p>
          </table:table-cell>
          <table:table-cell office:value-type="float" office:value="0.009125543699346">
            <text:p>0.0091255437</text:p>
          </table:table-cell>
          <table:table-cell office:value-type="float" office:value="0.84950088907315">
            <text:p>0.8495008891</text:p>
          </table:table-cell>
          <table:table-cell office:value-type="float" office:value="0.859326309231519">
            <text:p>0.8593263092</text:p>
          </table:table-cell>
          <table:table-cell office:value-type="float" office:value="1.03210262302142">
            <text:p>1.032102623</text:p>
          </table:table-cell>
          <table:table-cell office:value-type="float" office:value="-15.3726305865602">
            <text:p>-15.3726305866</text:p>
          </table:table-cell>
          <table:table-cell office:value-type="float" office:value="-16.4993757646018">
            <text:p>-16.49937576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841">
            <text:p>841</text:p>
          </table:table-cell>
          <table:table-cell office:value-type="float" office:value="12646">
            <text:p>12646</text:p>
          </table:table-cell>
          <table:table-cell office:value-type="float" office:value="20407">
            <text:p>20407</text:p>
          </table:table-cell>
          <table:table-cell office:value-type="float" office:value="33464">
            <text:p>33464</text:p>
          </table:table-cell>
          <table:table-cell office:value-type="float" office:value="-311.5">
            <text:p>-311.5</text:p>
          </table:table-cell>
          <table:table-cell office:value-type="float" office:value="-1169.75">
            <text:p>-1169.75</text:p>
          </table:table-cell>
          <table:table-cell office:value-type="float" office:value="-56">
            <text:p>-56</text:p>
          </table:table-cell>
          <table:table-cell office:value-type="float" office:value="-0.0246322947967737">
            <text:p>-0.0246322948</text:p>
          </table:table-cell>
          <table:table-cell office:value-type="float" office:value="-0.057321017297986">
            <text:p>-0.0573210173</text:p>
          </table:table-cell>
          <table:table-cell office:value-type="float" office:value="-0.00167344011475018">
            <text:p>-0.0016734401</text:p>
          </table:table-cell>
          <table:table-cell office:value-type="float" office:value="0.914976198107324">
            <text:p>0.9149761981</text:p>
          </table:table-cell>
          <table:table-cell office:value-type="float" office:value="0.805816409544238">
            <text:p>0.8058164095</text:p>
          </table:table-cell>
          <table:table-cell office:value-type="float" office:value="0.994148448385937">
            <text:p>0.9941484484</text:p>
          </table:table-cell>
          <table:table-cell office:value-type="float" office:value="-27.7917586490031">
            <text:p>-27.791758649</text:p>
          </table:table-cell>
          <table:table-cell office:value-type="float" office:value="-11.7423909547447">
            <text:p>-11.742390954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580">
            <text:p>580</text:p>
          </table:table-cell>
          <table:table-cell office:value-type="float" office:value="844">
            <text:p>844</text:p>
          </table:table-cell>
          <table:table-cell office:value-type="float" office:value="1252">
            <text:p>1252</text:p>
          </table:table-cell>
          <table:table-cell office:value-type="float" office:value="13460">
            <text:p>13460</text:p>
          </table:table-cell>
          <table:table-cell office:value-type="float" office:value="20134">
            <text:p>20134</text:p>
          </table:table-cell>
          <table:table-cell office:value-type="float" office:value="34525">
            <text:p>34525</text:p>
          </table:table-cell>
          <table:table-cell office:value-type="float" office:value="-210.625">
            <text:p>-210.625</text:p>
          </table:table-cell>
          <table:table-cell office:value-type="float" office:value="-240.875">
            <text:p>-240.875</text:p>
          </table:table-cell>
          <table:table-cell office:value-type="float" office:value="-314.625">
            <text:p>-314.625</text:p>
          </table:table-cell>
          <table:table-cell office:value-type="float" office:value="-0.0156482169390788">
            <text:p>-0.0156482169</text:p>
          </table:table-cell>
          <table:table-cell office:value-type="float" office:value="-0.0119635939207311">
            <text:p>-0.0119635939</text:p>
          </table:table-cell>
          <table:table-cell office:value-type="float" office:value="-0.00911296162201303">
            <text:p>-0.0091129616</text:p>
          </table:table-cell>
          <table:table-cell office:value-type="float" office:value="0.945711179432234">
            <text:p>0.9457111794</text:p>
          </table:table-cell>
          <table:table-cell office:value-type="float" office:value="0.958407951333261">
            <text:p>0.9584079513</text:p>
          </table:table-cell>
          <table:table-cell office:value-type="float" office:value="0.968267404619222">
            <text:p>0.968267404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office:value-type="float" office:value="614">
            <text:p>614</text:p>
          </table:table-cell>
          <table:table-cell table:number-columns-repeated="2" office:value-type="float" office:value="1284">
            <text:p>1284</text:p>
          </table:table-cell>
          <table:table-cell office:value-type="float" office:value="12714">
            <text:p>12714</text:p>
          </table:table-cell>
          <table:table-cell office:value-type="float" office:value="19382">
            <text:p>19382</text:p>
          </table:table-cell>
          <table:table-cell office:value-type="float" office:value="32966">
            <text:p>32966</text:p>
          </table:table-cell>
          <table:table-cell office:value-type="float" office:value="-739.25">
            <text:p>-739.25</text:p>
          </table:table-cell>
          <table:table-cell office:value-type="float" office:value="-508.25">
            <text:p>-508.25</text:p>
          </table:table-cell>
          <table:table-cell office:value-type="float" office:value="-915.875">
            <text:p>-915.875</text:p>
          </table:table-cell>
          <table:table-cell office:value-type="float" office:value="-0.0581445650464055">
            <text:p>-0.058144565</text:p>
          </table:table-cell>
          <table:table-cell office:value-type="float" office:value="-0.0262227840264163">
            <text:p>-0.026222784</text:p>
          </table:table-cell>
          <table:table-cell office:value-type="float" office:value="-0.0277824121822484">
            <text:p>-0.0277824122</text:p>
          </table:table-cell>
          <table:table-cell office:value-type="float" office:value="0.803120371608675">
            <text:p>0.8031203716</text:p>
          </table:table-cell>
          <table:table-cell office:value-type="float" office:value="0.909568019335651">
            <text:p>0.9095680193</text:p>
          </table:table-cell>
          <table:table-cell office:value-type="float" office:value="0.904274407718393">
            <text:p>0.9042744077</text:p>
          </table:table-cell>
          <table:table-cell office:value-type="float" office:value="-11.5710665622019">
            <text:p>-11.5710665622</text:p>
          </table:table-cell>
          <table:table-cell office:value-type="float" office:value="-26.0849041259001">
            <text:p>-26.0849041259</text:p>
          </table:table-cell>
          <table:table-cell office:value-type="float" office:value="-24.6009349644557">
            <text:p>-24.6009349645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office:value-type="float" office:value="835">
            <text:p>835</text:p>
          </table:table-cell>
          <table:table-cell table:number-columns-repeated="2" office:value-type="float" office:value="1239">
            <text:p>1239</text:p>
          </table:table-cell>
          <table:table-cell office:value-type="float" office:value="11705">
            <text:p>11705</text:p>
          </table:table-cell>
          <table:table-cell office:value-type="float" office:value="18155">
            <text:p>18155</text:p>
          </table:table-cell>
          <table:table-cell office:value-type="float" office:value="30391">
            <text:p>30391</text:p>
          </table:table-cell>
          <table:table-cell office:value-type="float" office:value="-531.5">
            <text:p>-531.5</text:p>
          </table:table-cell>
          <table:table-cell office:value-type="float" office:value="-905.875">
            <text:p>-905.875</text:p>
          </table:table-cell>
          <table:table-cell office:value-type="float" office:value="-1402.375">
            <text:p>-1402.375</text:p>
          </table:table-cell>
          <table:table-cell office:value-type="float" office:value="-0.0454079453225117">
            <text:p>-0.0454079453</text:p>
          </table:table-cell>
          <table:table-cell office:value-type="float" office:value="-0.0498967226659323">
            <text:p>-0.0498967227</text:p>
          </table:table-cell>
          <table:table-cell office:value-type="float" office:value="-0.0461444177552565">
            <text:p>-0.0461444178</text:p>
          </table:table-cell>
          <table:table-cell office:value-type="float" office:value="0.845113479108097">
            <text:p>0.8451134791</text:p>
          </table:table-cell>
          <table:table-cell office:value-type="float" office:value="0.830241249217527">
            <text:p>0.8302412492</text:p>
          </table:table-cell>
          <table:table-cell office:value-type="float" office:value="0.842667980144947">
            <text:p>0.8426679801</text:p>
          </table:table-cell>
          <table:table-cell office:value-type="float" office:value="-14.9156298041006">
            <text:p>-14.9156298041</text:p>
          </table:table-cell>
          <table:table-cell office:value-type="float" office:value="-13.5421074379137">
            <text:p>-13.5421074379</text:p>
          </table:table-cell>
          <table:table-cell office:value-type="float" office:value="-14.6719551327141">
            <text:p>-14.6719551327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office:value-type="float" office:value="561">
            <text:p>561</text:p>
          </table:table-cell>
          <table:table-cell office:value-type="float" office:value="1224">
            <text:p>1224</text:p>
          </table:table-cell>
          <table:table-cell office:value-type="float" office:value="822">
            <text:p>822</text:p>
          </table:table-cell>
          <table:table-cell office:value-type="float" office:value="12068">
            <text:p>12068</text:p>
          </table:table-cell>
          <table:table-cell office:value-type="float" office:value="17958">
            <text:p>17958</text:p>
          </table:table-cell>
          <table:table-cell office:value-type="float" office:value="27566">
            <text:p>27566</text:p>
          </table:table-cell>
          <table:table-cell office:value-type="float" office:value="-307.5">
            <text:p>-307.5</text:p>
          </table:table-cell>
          <table:table-cell office:value-type="float" office:value="-41.25">
            <text:p>-41.25</text:p>
          </table:table-cell>
          <table:table-cell office:value-type="float" office:value="-1511.625">
            <text:p>-1511.625</text:p>
          </table:table-cell>
          <table:table-cell office:value-type="float" office:value="-0.0254806098773616">
            <text:p>-0.0254806099</text:p>
          </table:table-cell>
          <table:table-cell office:value-type="float" office:value="-0.00229702639492148">
            <text:p>-0.0022970264</text:p>
          </table:table-cell>
          <table:table-cell office:value-type="float" office:value="-0.0548365740404847">
            <text:p>-0.054836574</text:p>
          </table:table-cell>
          <table:table-cell office:value-type="float" office:value="0.91209041792949">
            <text:p>0.9120904179</text:p>
          </table:table-cell>
          <table:table-cell office:value-type="float" office:value="0.991970749225082">
            <text:p>0.9919707492</text:p>
          </table:table-cell>
          <table:table-cell office:value-type="float" office:value="0.813965808569199">
            <text:p>0.8139658086</text:p>
          </table:table-cell>
          <table:table-cell office:value-type="float" office:value="-26.8548629307455">
            <text:p>-26.8548629307</text:p>
          </table:table-cell>
          <table:table-cell office:value-type="float" office:value="0">
            <text:p>0</text:p>
          </table:table-cell>
          <table:table-cell office:value-type="float" office:value="-12.2904039043911">
            <text:p>-12.2904039044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232">
            <text:p>1232</text:p>
          </table:table-cell>
          <table:table-cell office:value-type="float" office:value="12710">
            <text:p>12710</text:p>
          </table:table-cell>
          <table:table-cell office:value-type="float" office:value="17368">
            <text:p>17368</text:p>
          </table:table-cell>
          <table:table-cell office:value-type="float" office:value="25450">
            <text:p>25450</text:p>
          </table:table-cell>
          <table:table-cell office:value-type="float" office:value="-205">
            <text:p>-205</text:p>
          </table:table-cell>
          <table:table-cell office:value-type="float" office:value="-473.75">
            <text:p>-473.75</text:p>
          </table:table-cell>
          <table:table-cell office:value-type="float" office:value="-1519.5">
            <text:p>-1519.5</text:p>
          </table:table-cell>
          <table:table-cell office:value-type="float" office:value="-0.0161290322580645">
            <text:p>-0.0161290323</text:p>
          </table:table-cell>
          <table:table-cell office:value-type="float" office:value="-0.027277176416398">
            <text:p>-0.0272771764</text:p>
          </table:table-cell>
          <table:table-cell office:value-type="float" office:value="-0.0597053045186641">
            <text:p>-0.0597053045</text:p>
          </table:table-cell>
          <table:table-cell office:value-type="float" office:value="0.944058272632674">
            <text:p>0.9440582726</text:p>
          </table:table-cell>
          <table:table-cell office:value-type="float" office:value="0.90598820947498">
            <text:p>0.9059882095</text:p>
          </table:table-cell>
          <table:table-cell office:value-type="float" office:value="0.798018292024502">
            <text:p>0.798018292</text:p>
          </table:table-cell>
          <table:table-cell office:value-type="float" office:value="0">
            <text:p>0</text:p>
          </table:table-cell>
          <table:table-cell office:value-type="float" office:value="-25.0630801000703">
            <text:p>-25.0630801001</text:p>
          </table:table-cell>
          <table:table-cell office:value-type="float" office:value="-11.2593446782908">
            <text:p>-11.2593446783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897">
            <text:p>897</text:p>
          </table:table-cell>
          <table:table-cell table:number-columns-repeated="2" office:value-type="float" office:value="1303">
            <text:p>1303</text:p>
          </table:table-cell>
          <table:table-cell office:value-type="float" office:value="12270">
            <text:p>12270</text:p>
          </table:table-cell>
          <table:table-cell office:value-type="float" office:value="16264">
            <text:p>16264</text:p>
          </table:table-cell>
          <table:table-cell office:value-type="float" office:value="23107">
            <text:p>23107</text:p>
          </table:table-cell>
          <table:table-cell office:value-type="float" office:value="-829.5">
            <text:p>-829.5</text:p>
          </table:table-cell>
          <table:table-cell office:value-type="float" office:value="-164.625">
            <text:p>-164.625</text:p>
          </table:table-cell>
          <table:table-cell office:value-type="float" office:value="-125.875">
            <text:p>-125.875</text:p>
          </table:table-cell>
          <table:table-cell office:value-type="float" office:value="-0.0676039119804401">
            <text:p>-0.067603912</text:p>
          </table:table-cell>
          <table:table-cell office:value-type="float" office:value="-0.0101220486965076">
            <text:p>-0.0101220487</text:p>
          </table:table-cell>
          <table:table-cell office:value-type="float" office:value="-0.00544748344657463">
            <text:p>-0.0054474834</text:p>
          </table:table-cell>
          <table:table-cell office:value-type="float" office:value="0.772344074341976">
            <text:p>0.7723440743</text:p>
          </table:table-cell>
          <table:table-cell office:value-type="float" office:value="0.96477364306706">
            <text:p>0.9647736431</text:p>
          </table:table-cell>
          <table:table-cell office:value-type="float" office:value="0.980991971085754">
            <text:p>0.9809919711</text:p>
          </table:table-cell>
          <table:table-cell office:value-type="float" office:value="-9.9024466989917">
            <text:p>-9.90244669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office:value-type="float" office:value="602">
            <text:p>602</text:p>
          </table:table-cell>
          <table:table-cell office:value-type="float" office:value="858">
            <text:p>858</text:p>
          </table:table-cell>
          <table:table-cell office:value-type="float" office:value="1267">
            <text:p>1267</text:p>
          </table:table-cell>
          <table:table-cell office:value-type="float" office:value="11236">
            <text:p>11236</text:p>
          </table:table-cell>
          <table:table-cell office:value-type="float" office:value="15962">
            <text:p>15962</text:p>
          </table:table-cell>
          <table:table-cell office:value-type="float" office:value="23931">
            <text:p>23931</text:p>
          </table:table-cell>
          <table:table-cell office:value-type="float" office:value="-517">
            <text:p>-517</text:p>
          </table:table-cell>
          <table:table-cell office:value-type="float" office:value="-964.25">
            <text:p>-964.25</text:p>
          </table:table-cell>
          <table:table-cell office:value-type="float" office:value="93.625">
            <text:p>93.625</text:p>
          </table:table-cell>
          <table:table-cell office:value-type="float" office:value="-0.0460128159487362">
            <text:p>-0.0460128159</text:p>
          </table:table-cell>
          <table:table-cell office:value-type="float" office:value="-0.0604090966044355">
            <text:p>-0.0604090966</text:p>
          </table:table-cell>
          <table:table-cell office:value-type="float" office:value="0.00391228949897622">
            <text:p>0.0039122895</text:p>
          </table:table-cell>
          <table:table-cell office:value-type="float" office:value="0.843104815473227">
            <text:p>0.8431048155</text:p>
          </table:table-cell>
          <table:table-cell office:value-type="float" office:value="0.795720709431501">
            <text:p>0.7957207094</text:p>
          </table:table-cell>
          <table:table-cell office:value-type="float" office:value="1.0137230130243">
            <text:p>1.013723013</text:p>
          </table:table-cell>
          <table:table-cell office:value-type="float" office:value="-14.7149255792508">
            <text:p>-14.7149255793</text:p>
          </table:table-cell>
          <table:table-cell office:value-type="float" office:value="-11.1240460464543">
            <text:p>-11.12404604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office:value-type="float" office:value="608">
            <text:p>608</text:p>
          </table:table-cell>
          <table:table-cell table:number-columns-repeated="2" office:value-type="float" office:value="1275">
            <text:p>1275</text:p>
          </table:table-cell>
          <table:table-cell office:value-type="float" office:value="11840">
            <text:p>11840</text:p>
          </table:table-cell>
          <table:table-cell office:value-type="float" office:value="15772">
            <text:p>15772</text:p>
          </table:table-cell>
          <table:table-cell office:value-type="float" office:value="24721">
            <text:p>24721</text:p>
          </table:table-cell>
          <table:table-cell office:value-type="float" office:value="-296.75">
            <text:p>-296.75</text:p>
          </table:table-cell>
          <table:table-cell office:value-type="float" office:value="-973.5">
            <text:p>-973.5</text:p>
          </table:table-cell>
          <table:table-cell office:value-type="float" office:value="-136.75">
            <text:p>-136.75</text:p>
          </table:table-cell>
          <table:table-cell office:value-type="float" office:value="-0.0250633445945946">
            <text:p>-0.0250633446</text:p>
          </table:table-cell>
          <table:table-cell office:value-type="float" office:value="-0.0617233071265534">
            <text:p>-0.0617233071</text:p>
          </table:table-cell>
          <table:table-cell office:value-type="float" office:value="-0.00553173415314914">
            <text:p>-0.0055317342</text:p>
          </table:table-cell>
          <table:table-cell office:value-type="float" office:value="0.913509509553763">
            <text:p>0.9135095096</text:p>
          </table:table-cell>
          <table:table-cell office:value-type="float" office:value="0.791435567676635">
            <text:p>0.7914355677</text:p>
          </table:table-cell>
          <table:table-cell office:value-type="float" office:value="0.980698906626151">
            <text:p>0.9806989066</text:p>
          </table:table-cell>
          <table:table-cell office:value-type="float" office:value="-27.3077736296118">
            <text:p>-27.3077736296</text:p>
          </table:table-cell>
          <table:table-cell office:value-type="float" office:value="-10.8796565474622">
            <text:p>-10.87965654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23">
            <text:p>623</text:p>
          </table:table-cell>
          <table:table-cell office:value-type="float" office:value="1294">
            <text:p>1294</text:p>
          </table:table-cell>
          <table:table-cell office:value-type="float" office:value="10552">
            <text:p>10552</text:p>
          </table:table-cell>
          <table:table-cell office:value-type="float" office:value="16090">
            <text:p>16090</text:p>
          </table:table-cell>
          <table:table-cell office:value-type="float" office:value="23611">
            <text:p>23611</text:p>
          </table:table-cell>
          <table:table-cell office:value-type="float" office:value="-700.625">
            <text:p>-700.625</text:p>
          </table:table-cell>
          <table:table-cell office:value-type="float" office:value="-263.25">
            <text:p>-263.25</text:p>
          </table:table-cell>
          <table:table-cell office:value-type="float" office:value="-583.5">
            <text:p>-583.5</text:p>
          </table:table-cell>
          <table:table-cell office:value-type="float" office:value="-0.0663973654283548">
            <text:p>-0.0663973654</text:p>
          </table:table-cell>
          <table:table-cell office:value-type="float" office:value="-0.01636109384711">
            <text:p>-0.0163610938</text:p>
          </table:table-cell>
          <table:table-cell office:value-type="float" office:value="-0.0247130574732116">
            <text:p>-0.0247130575</text:p>
          </table:table-cell>
          <table:table-cell office:value-type="float" office:value="0.776250096866978">
            <text:p>0.7762500969</text:p>
          </table:table-cell>
          <table:table-cell office:value-type="float" office:value="0.943260834903188">
            <text:p>0.9432608349</text:p>
          </table:table-cell>
          <table:table-cell office:value-type="float" office:value="0.914701339854721">
            <text:p>0.9147013399</text:p>
          </table:table-cell>
          <table:table-cell office:value-type="float" office:value="-10.0888359703187">
            <text:p>-10.0888359703</text:p>
          </table:table-cell>
          <table:table-cell office:value-type="float" office:value="0">
            <text:p>0</text:p>
          </table:table-cell>
          <table:table-cell office:value-type="float" office:value="-27.6997926276862">
            <text:p>-27.6997926277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72">
            <text:p>572</text:p>
          </table:table-cell>
          <table:table-cell office:value-type="float" office:value="1245">
            <text:p>1245</text:p>
          </table:table-cell>
          <table:table-cell office:value-type="float" office:value="9141">
            <text:p>9141</text:p>
          </table:table-cell>
          <table:table-cell office:value-type="float" office:value="15495">
            <text:p>15495</text:p>
          </table:table-cell>
          <table:table-cell office:value-type="float" office:value="22317">
            <text:p>22317</text:p>
          </table:table-cell>
          <table:table-cell office:value-type="float" office:value="-708.625">
            <text:p>-708.625</text:p>
          </table:table-cell>
          <table:table-cell office:value-type="float" office:value="-1123.375">
            <text:p>-1123.375</text:p>
          </table:table-cell>
          <table:table-cell office:value-type="float" office:value="-113.625">
            <text:p>-113.625</text:p>
          </table:table-cell>
          <table:table-cell office:value-type="float" office:value="-0.0775216059512088">
            <text:p>-0.077521606</text:p>
          </table:table-cell>
          <table:table-cell office:value-type="float" office:value="-0.0724991932881575">
            <text:p>-0.0724991933</text:p>
          </table:table-cell>
          <table:table-cell office:value-type="float" office:value="-0.00509141013577094">
            <text:p>-0.0050914101</text:p>
          </table:table-cell>
          <table:table-cell office:value-type="float" office:value="0.740453193973708">
            <text:p>0.740453194</text:p>
          </table:table-cell>
          <table:table-cell office:value-type="float" office:value="0.756554844225219">
            <text:p>0.7565548442</text:p>
          </table:table-cell>
          <table:table-cell office:value-type="float" office:value="0.982230872540856">
            <text:p>0.9822308725</text:p>
          </table:table-cell>
          <table:table-cell office:value-type="float" office:value="-8.59010786452712">
            <text:p>-8.5901078645</text:p>
          </table:table-cell>
          <table:table-cell office:value-type="float" office:value="-9.20983668819417">
            <text:p>-9.209836688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47">
            <text:p>547</text:p>
          </table:table-cell>
          <table:table-cell office:value-type="float" office:value="807">
            <text:p>807</text:p>
          </table:table-cell>
          <table:table-cell office:value-type="float" office:value="1221">
            <text:p>1221</text:p>
          </table:table-cell>
          <table:table-cell office:value-type="float" office:value="6420">
            <text:p>6420</text:p>
          </table:table-cell>
          <table:table-cell office:value-type="float" office:value="13838">
            <text:p>13838</text:p>
          </table:table-cell>
          <table:table-cell office:value-type="float" office:value="23544">
            <text:p>23544</text:p>
          </table:table-cell>
          <table:table-cell office:value-type="float" office:value="-799.125">
            <text:p>-799.125</text:p>
          </table:table-cell>
          <table:table-cell office:value-type="float" office:value="-1187.25">
            <text:p>-1187.25</text:p>
          </table:table-cell>
          <table:table-cell office:value-type="float" office:value="-14.625">
            <text:p>-14.625</text:p>
          </table:table-cell>
          <table:table-cell office:value-type="float" office:value="-0.124474299065421">
            <text:p>-0.1244742991</text:p>
          </table:table-cell>
          <table:table-cell office:value-type="float" office:value="-0.0857963578551814">
            <text:p>-0.0857963579</text:p>
          </table:table-cell>
          <table:table-cell office:value-type="float" office:value="-0.000621177370030581">
            <text:p>-0.0006211774</text:p>
          </table:table-cell>
          <table:table-cell office:value-type="float" office:value="0.59470790148157">
            <text:p>0.5947079015</text:p>
          </table:table-cell>
          <table:table-cell office:value-type="float" office:value="0.714140336948445">
            <text:p>0.7141403369</text:p>
          </table:table-cell>
          <table:table-cell office:value-type="float" office:value="0.99782663549309">
            <text:p>0.9978266355</text:p>
          </table:table-cell>
          <table:table-cell office:value-type="float" office:value="-5.21434706436318">
            <text:p>-5.2143470644</text:p>
          </table:table-cell>
          <table:table-cell office:value-type="float" office:value="-7.7272271325315">
            <text:p>-7.727227132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623">
            <text:p>623</text:p>
          </table:table-cell>
          <table:table-cell table:number-columns-repeated="2" office:value-type="float" office:value="1300">
            <text:p>1300</text:p>
          </table:table-cell>
          <table:table-cell office:value-type="float" office:value="7230">
            <text:p>7230</text:p>
          </table:table-cell>
          <table:table-cell office:value-type="float" office:value="14117">
            <text:p>14117</text:p>
          </table:table-cell>
          <table:table-cell office:value-type="float" office:value="23819">
            <text:p>23819</text:p>
          </table:table-cell>
          <table:table-cell office:value-type="float" office:value="-815.625">
            <text:p>-815.625</text:p>
          </table:table-cell>
          <table:table-cell office:value-type="float" office:value="-18.25">
            <text:p>-18.25</text:p>
          </table:table-cell>
          <table:table-cell office:value-type="float" office:value="-104.875">
            <text:p>-104.875</text:p>
          </table:table-cell>
          <table:table-cell office:value-type="float" office:value="-0.112811203319502">
            <text:p>-0.1128112033</text:p>
          </table:table-cell>
          <table:table-cell office:value-type="float" office:value="-0.00129276758518099">
            <text:p>-0.0012927676</text:p>
          </table:table-cell>
          <table:table-cell office:value-type="float" office:value="-0.00440299760695243">
            <text:p>-0.0044029976</text:p>
          </table:table-cell>
          <table:table-cell office:value-type="float" office:value="0.630104468866755">
            <text:p>0.6301044689</text:p>
          </table:table-cell>
          <table:table-cell office:value-type="float" office:value="0.995478589098004">
            <text:p>0.9954785891</text:p>
          </table:table-cell>
          <table:table-cell office:value-type="float" office:value="0.984627505696003">
            <text:p>0.9846275057</text:p>
          </table:table-cell>
          <table:table-cell office:value-type="float" office:value="-5.79082562229953">
            <text:p>-5.790825622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656">
            <text:p>656</text:p>
          </table:table-cell>
          <table:table-cell office:value-type="float" office:value="917">
            <text:p>917</text:p>
          </table:table-cell>
          <table:table-cell office:value-type="float" office:value="1334">
            <text:p>1334</text:p>
          </table:table-cell>
          <table:table-cell office:value-type="float" office:value="7605">
            <text:p>7605</text:p>
          </table:table-cell>
          <table:table-cell office:value-type="float" office:value="13282">
            <text:p>13282</text:p>
          </table:table-cell>
          <table:table-cell office:value-type="float" office:value="22637">
            <text:p>22637</text:p>
          </table:table-cell>
          <table:table-cell office:value-type="float" office:value="-672.125">
            <text:p>-672.125</text:p>
          </table:table-cell>
          <table:table-cell office:value-type="float" office:value="-904">
            <text:p>-904</text:p>
          </table:table-cell>
          <table:table-cell office:value-type="float" office:value="-597.375">
            <text:p>-597.375</text:p>
          </table:table-cell>
          <table:table-cell office:value-type="float" office:value="-0.088379355687048">
            <text:p>-0.0883793557</text:p>
          </table:table-cell>
          <table:table-cell office:value-type="float" office:value="-0.0680620388495708">
            <text:p>-0.0680620388</text:p>
          </table:table-cell>
          <table:table-cell office:value-type="float" office:value="-0.0263893183725759">
            <text:p>-0.0263893184</text:p>
          </table:table-cell>
          <table:table-cell office:value-type="float" office:value="0.705981639698181">
            <text:p>0.7059816397</text:p>
          </table:table-cell>
          <table:table-cell office:value-type="float" office:value="0.770862448645929">
            <text:p>0.7708624486</text:p>
          </table:table-cell>
          <table:table-cell office:value-type="float" office:value="0.909002322099356">
            <text:p>0.9090023221</text:p>
          </table:table-cell>
          <table:table-cell office:value-type="float" office:value="-7.49094537399211">
            <text:p>-7.490945374</text:p>
          </table:table-cell>
          <table:table-cell office:value-type="float" office:value="-9.83340475598147">
            <text:p>-9.833404756</text:p>
          </table:table-cell>
          <table:table-cell office:value-type="float" office:value="-25.9180841608496">
            <text:p>-25.9180841608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615">
            <text:p>615</text:p>
          </table:table-cell>
          <table:table-cell table:number-columns-repeated="2" office:value-type="float" office:value="1295">
            <text:p>1295</text:p>
          </table:table-cell>
          <table:table-cell office:value-type="float" office:value="6915">
            <text:p>6915</text:p>
          </table:table-cell>
          <table:table-cell office:value-type="float" office:value="12008">
            <text:p>12008</text:p>
          </table:table-cell>
          <table:table-cell office:value-type="float" office:value="20847">
            <text:p>20847</text:p>
          </table:table-cell>
          <table:table-cell office:value-type="float" office:value="-493.875">
            <text:p>-493.875</text:p>
          </table:table-cell>
          <table:table-cell office:value-type="float" office:value="-479.875">
            <text:p>-479.875</text:p>
          </table:table-cell>
          <table:table-cell office:value-type="float" office:value="-817.75">
            <text:p>-817.75</text:p>
          </table:table-cell>
          <table:table-cell office:value-type="float" office:value="-0.0714208242950108">
            <text:p>-0.0714208243</text:p>
          </table:table-cell>
          <table:table-cell office:value-type="float" office:value="-0.0399629413724184">
            <text:p>-0.0399629414</text:p>
          </table:table-cell>
          <table:table-cell office:value-type="float" office:value="-0.0392262675684751">
            <text:p>-0.0392262676</text:p>
          </table:table-cell>
          <table:table-cell office:value-type="float" office:value="0.7600249458877">
            <text:p>0.7600249459</text:p>
          </table:table-cell>
          <table:table-cell office:value-type="float" office:value="0.863259897095481">
            <text:p>0.8632598971</text:p>
          </table:table-cell>
          <table:table-cell office:value-type="float" office:value="0.86572391564235">
            <text:p>0.8657239156</text:p>
          </table:table-cell>
          <table:table-cell office:value-type="float" office:value="-9.35425978208797">
            <text:p>-9.3542597821</text:p>
          </table:table-cell>
          <table:table-cell office:value-type="float" office:value="-16.9958195625753">
            <text:p>-16.9958195626</text:p>
          </table:table-cell>
          <table:table-cell office:value-type="float" office:value="-17.321600237534">
            <text:p>-17.3216002375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625">
            <text:p>625</text:p>
          </table:table-cell>
          <table:table-cell office:value-type="float" office:value="888">
            <text:p>888</text:p>
          </table:table-cell>
          <table:table-cell office:value-type="float" office:value="5925">
            <text:p>5925</text:p>
          </table:table-cell>
          <table:table-cell office:value-type="float" office:value="11355">
            <text:p>11355</text:p>
          </table:table-cell>
          <table:table-cell office:value-type="float" office:value="20694">
            <text:p>20694</text:p>
          </table:table-cell>
          <table:table-cell office:value-type="float" office:value="48.75">
            <text:p>48.75</text:p>
          </table:table-cell>
          <table:table-cell office:value-type="float" office:value="-469.25">
            <text:p>-469.25</text:p>
          </table:table-cell>
          <table:table-cell office:value-type="float" office:value="-1154.75">
            <text:p>-1154.75</text:p>
          </table:table-cell>
          <table:table-cell office:value-type="float" office:value="0.00822784810126582">
            <text:p>0.0082278481</text:p>
          </table:table-cell>
          <table:table-cell office:value-type="float" office:value="-0.0413254073095553">
            <text:p>-0.0413254073</text:p>
          </table:table-cell>
          <table:table-cell office:value-type="float" office:value="-0.0558011984149995">
            <text:p>-0.0558011984</text:p>
          </table:table-cell>
          <table:table-cell office:value-type="float" office:value="1.02893015542381">
            <text:p>1.0289301554</text:p>
          </table:table-cell>
          <table:table-cell office:value-type="float" office:value="0.858708341423586">
            <text:p>0.8587083414</text:p>
          </table:table-cell>
          <table:table-cell office:value-type="float" office:value="0.81079880208682">
            <text:p>0.8107988021</text:p>
          </table:table-cell>
          <table:table-cell office:value-type="float" office:value="0">
            <text:p>0</text:p>
          </table:table-cell>
          <table:table-cell office:value-type="float" office:value="-16.4238949095828">
            <text:p>-16.4238949096</text:p>
          </table:table-cell>
          <table:table-cell office:value-type="float" office:value="-12.0718356691222">
            <text:p>-12.0718356691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624">
            <text:p>624</text:p>
          </table:table-cell>
          <table:table-cell office:value-type="float" office:value="1309">
            <text:p>1309</text:p>
          </table:table-cell>
          <table:table-cell office:value-type="float" office:value="5535">
            <text:p>5535</text:p>
          </table:table-cell>
          <table:table-cell office:value-type="float" office:value="11030">
            <text:p>11030</text:p>
          </table:table-cell>
          <table:table-cell office:value-type="float" office:value="20316">
            <text:p>20316</text:p>
          </table:table-cell>
          <table:table-cell office:value-type="float" office:value="75">
            <text:p>75</text:p>
          </table:table-cell>
          <table:table-cell office:value-type="float" office:value="-313.5">
            <text:p>-313.5</text:p>
          </table:table-cell>
          <table:table-cell office:value-type="float" office:value="-1115.125">
            <text:p>-1115.125</text:p>
          </table:table-cell>
          <table:table-cell office:value-type="float" office:value="0.013550135501355">
            <text:p>0.0135501355</text:p>
          </table:table-cell>
          <table:table-cell office:value-type="float" office:value="-0.0284224841341795">
            <text:p>-0.0284224841</text:p>
          </table:table-cell>
          <table:table-cell office:value-type="float" office:value="-0.0548890037408939">
            <text:p>-0.0548890037</text:p>
          </table:table-cell>
          <table:table-cell office:value-type="float" office:value="1.04778534235207">
            <text:p>1.0477853424</text:p>
          </table:table-cell>
          <table:table-cell office:value-type="float" office:value="0.902104667234913">
            <text:p>0.9021046672</text:p>
          </table:table-cell>
          <table:table-cell office:value-type="float" office:value="0.81379358026094">
            <text:p>0.8137935803</text:p>
          </table:table-cell>
          <table:table-cell office:value-type="float" office:value="0">
            <text:p>0</text:p>
          </table:table-cell>
          <table:table-cell office:value-type="float" office:value="-24.0390444803357">
            <text:p>-24.0390444803</text:p>
          </table:table-cell>
          <table:table-cell office:value-type="float" office:value="-12.2783268117609">
            <text:p>-12.2783268118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69">
            <text:p>569</text:p>
          </table:table-cell>
          <table:table-cell table:number-columns-repeated="2" office:value-type="float" office:value="834">
            <text:p>834</text:p>
          </table:table-cell>
          <table:table-cell office:value-type="float" office:value="5175">
            <text:p>5175</text:p>
          </table:table-cell>
          <table:table-cell office:value-type="float" office:value="10332">
            <text:p>10332</text:p>
          </table:table-cell>
          <table:table-cell office:value-type="float" office:value="17669">
            <text:p>17669</text:p>
          </table:table-cell>
          <table:table-cell office:value-type="float" office:value="101.25">
            <text:p>101.25</text:p>
          </table:table-cell>
          <table:table-cell office:value-type="float" office:value="20.25">
            <text:p>20.25</text:p>
          </table:table-cell>
          <table:table-cell office:value-type="float" office:value="-1110.5">
            <text:p>-1110.5</text:p>
          </table:table-cell>
          <table:table-cell office:value-type="float" office:value="0.0195652173913043">
            <text:p>0.0195652174</text:p>
          </table:table-cell>
          <table:table-cell office:value-type="float" office:value="0.00195993031358885">
            <text:p>0.0019599303</text:p>
          </table:table-cell>
          <table:table-cell office:value-type="float" office:value="-0.0628501895976003">
            <text:p>-0.0628501896</text:p>
          </table:table-cell>
          <table:table-cell office:value-type="float" office:value="1.06922854442344">
            <text:p>1.0692285444</text:p>
          </table:table-cell>
          <table:table-cell office:value-type="float" office:value="1.00686728509816">
            <text:p>1.0068672851</text:p>
          </table:table-cell>
          <table:table-cell office:value-type="float" office:value="0.787766623220009">
            <text:p>0.7877666232</text:p>
          </table:table-cell>
          <table:table-cell table:number-columns-repeated="2" office:value-type="float" office:value="0">
            <text:p>0</text:p>
          </table:table-cell>
          <table:table-cell office:value-type="float" office:value="-10.6782386903516">
            <text:p>-10.6782386904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515">
            <text:p>515</text:p>
          </table:table-cell>
          <table:table-cell office:value-type="float" office:value="1201">
            <text:p>1201</text:p>
          </table:table-cell>
          <table:table-cell office:value-type="float" office:value="5190">
            <text:p>5190</text:p>
          </table:table-cell>
          <table:table-cell office:value-type="float" office:value="9342">
            <text:p>9342</text:p>
          </table:table-cell>
          <table:table-cell office:value-type="float" office:value="15775">
            <text:p>15775</text:p>
          </table:table-cell>
          <table:table-cell office:value-type="float" office:value="61.875">
            <text:p>61.875</text:p>
          </table:table-cell>
          <table:table-cell office:value-type="float" office:value="-201">
            <text:p>-201</text:p>
          </table:table-cell>
          <table:table-cell office:value-type="float" office:value="-963">
            <text:p>-963</text:p>
          </table:table-cell>
          <table:table-cell office:value-type="float" office:value="0.0119219653179191">
            <text:p>0.0119219653</text:p>
          </table:table-cell>
          <table:table-cell office:value-type="float" office:value="-0.0215157353885678">
            <text:p>-0.0215157354</text:p>
          </table:table-cell>
          <table:table-cell office:value-type="float" office:value="-0.0610459587955626">
            <text:p>-0.0610459588</text:p>
          </table:table-cell>
          <table:table-cell office:value-type="float" office:value="1.04200545979652">
            <text:p>1.0420054598</text:p>
          </table:table-cell>
          <table:table-cell office:value-type="float" office:value="0.925602262803862">
            <text:p>0.9256022628</text:p>
          </table:table-cell>
          <table:table-cell office:value-type="float" office:value="0.793643298022659">
            <text:p>0.793643298</text:p>
          </table:table-cell>
          <table:table-cell office:value-type="float" office:value="0">
            <text:p>0</text:p>
          </table:table-cell>
          <table:table-cell office:value-type="float" office:value="-31.8679957328171">
            <text:p>-31.8679957328</text:p>
          </table:table-cell>
          <table:table-cell office:value-type="float" office:value="-11.0043020610001">
            <text:p>-11.004302061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3">
            <text:p>3</text:p>
          </table:table-cell>
          <table:table-cell office:value-type="float" office:value="540">
            <text:p>540</text:p>
          </table:table-cell>
          <table:table-cell office:value-type="float" office:value="1226">
            <text:p>1226</text:p>
          </table:table-cell>
          <table:table-cell office:value-type="float" office:value="540">
            <text:p>540</text:p>
          </table:table-cell>
          <table:table-cell office:value-type="float" office:value="5925">
            <text:p>5925</text:p>
          </table:table-cell>
          <table:table-cell office:value-type="float" office:value="9099">
            <text:p>9099</text:p>
          </table:table-cell>
          <table:table-cell office:value-type="float" office:value="14982">
            <text:p>14982</text:p>
          </table:table-cell>
          <table:table-cell office:value-type="float" office:value="48.75">
            <text:p>48.75</text:p>
          </table:table-cell>
          <table:table-cell office:value-type="float" office:value="-88.875">
            <text:p>-88.875</text:p>
          </table:table-cell>
          <table:table-cell office:value-type="float" office:value="-571.375">
            <text:p>-571.375</text:p>
          </table:table-cell>
          <table:table-cell office:value-type="float" office:value="0.00822784810126582">
            <text:p>0.0082278481</text:p>
          </table:table-cell>
          <table:table-cell office:value-type="float" office:value="-0.0097675568743818">
            <text:p>-0.0097675569</text:p>
          </table:table-cell>
          <table:table-cell office:value-type="float" office:value="-0.0381374315845682">
            <text:p>-0.0381374316</text:p>
          </table:table-cell>
          <table:table-cell office:value-type="float" office:value="1.02893015542381">
            <text:p>1.0289301554</text:p>
          </table:table-cell>
          <table:table-cell office:value-type="float" office:value="0.966000545067561">
            <text:p>0.9660005451</text:p>
          </table:table-cell>
          <table:table-cell office:value-type="float" office:value="0.869369738282232">
            <text:p>0.8693697383</text:p>
          </table:table-cell>
          <table:table-cell table:number-columns-repeated="2" office:value-type="float" office:value="0">
            <text:p>0</text:p>
          </table:table-cell>
          <table:table-cell office:value-type="float" office:value="-17.8261637139907">
            <text:p>-17.826163714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592">
            <text:p>592</text:p>
          </table:table-cell>
          <table:table-cell office:value-type="float" office:value="5535">
            <text:p>5535</text:p>
          </table:table-cell>
          <table:table-cell office:value-type="float" office:value="9594">
            <text:p>9594</text:p>
          </table:table-cell>
          <table:table-cell office:value-type="float" office:value="17226">
            <text:p>17226</text:p>
          </table:table-cell>
          <table:table-cell office:value-type="float" office:value="75">
            <text:p>75</text:p>
          </table:table-cell>
          <table:table-cell office:value-type="float" office:value="130">
            <text:p>130</text:p>
          </table:table-cell>
          <table:table-cell office:value-type="float" office:value="-820.5">
            <text:p>-820.5</text:p>
          </table:table-cell>
          <table:table-cell table:number-columns-repeated="2" office:value-type="float" office:value="0.013550135501355">
            <text:p>0.0135501355</text:p>
          </table:table-cell>
          <table:table-cell office:value-type="float" office:value="-0.0476314872866597">
            <text:p>-0.0476314873</text:p>
          </table:table-cell>
          <table:table-cell table:number-columns-repeated="2" office:value-type="float" office:value="1.04778534235207">
            <text:p>1.0477853424</text:p>
          </table:table-cell>
          <table:table-cell office:value-type="float" office:value="0.837736561315724">
            <text:p>0.8377365613</text:p>
          </table:table-cell>
          <table:table-cell table:number-columns-repeated="2" office:value-type="float" office:value="0">
            <text:p>0</text:p>
          </table:table-cell>
          <table:table-cell office:value-type="float" office:value="-14.2028967900374">
            <text:p>-14.20289679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3">
            <text:p>3</text:p>
          </table:table-cell>
          <table:table-cell office:value-type="float" office:value="551">
            <text:p>551</text:p>
          </table:table-cell>
          <table:table-cell office:value-type="float" office:value="814">
            <text:p>814</text:p>
          </table:table-cell>
          <table:table-cell office:value-type="float" office:value="551">
            <text:p>551</text:p>
          </table:table-cell>
          <table:table-cell office:value-type="float" office:value="5175">
            <text:p>5175</text:p>
          </table:table-cell>
          <table:table-cell office:value-type="float" office:value="9758">
            <text:p>9758</text:p>
          </table:table-cell>
          <table:table-cell office:value-type="float" office:value="18513">
            <text:p>18513</text:p>
          </table:table-cell>
          <table:table-cell office:value-type="float" office:value="101.25">
            <text:p>101.25</text:p>
          </table:table-cell>
          <table:table-cell office:value-type="float" office:value="19.125">
            <text:p>19.125</text:p>
          </table:table-cell>
          <table:table-cell office:value-type="float" office:value="-524">
            <text:p>-524</text:p>
          </table:table-cell>
          <table:table-cell office:value-type="float" office:value="0.0195652173913043">
            <text:p>0.0195652174</text:p>
          </table:table-cell>
          <table:table-cell office:value-type="float" office:value="0.00195993031358885">
            <text:p>0.0019599303</text:p>
          </table:table-cell>
          <table:table-cell office:value-type="float" office:value="-0.028304434721547">
            <text:p>-0.0283044347</text:p>
          </table:table-cell>
          <table:table-cell office:value-type="float" office:value="1.06922854442344">
            <text:p>1.0692285444</text:p>
          </table:table-cell>
          <table:table-cell office:value-type="float" office:value="1.00686728509816">
            <text:p>1.0068672851</text:p>
          </table:table-cell>
          <table:table-cell office:value-type="float" office:value="0.902504714883402">
            <text:p>0.9025047149</text:p>
          </table:table-cell>
          <table:table-cell table:number-columns-repeated="2" office:value-type="float" office:value="0">
            <text:p>0</text:p>
          </table:table-cell>
          <table:table-cell office:value-type="float" office:value="-24.1407636334816">
            <text:p>-24.1407636335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540">
            <text:p>540</text:p>
          </table:table-cell>
          <table:table-cell office:value-type="float" office:value="5190">
            <text:p>5190</text:p>
          </table:table-cell>
          <table:table-cell office:value-type="float" office:value="8996">
            <text:p>8996</text:p>
          </table:table-cell>
          <table:table-cell office:value-type="float" office:value="16302">
            <text:p>16302</text:p>
          </table:table-cell>
          <table:table-cell office:value-type="float" office:value="61.875">
            <text:p>61.875</text:p>
          </table:table-cell>
          <table:table-cell office:value-type="float" office:value="107.25">
            <text:p>107.25</text:p>
          </table:table-cell>
          <table:table-cell office:value-type="float" office:value="-195.125">
            <text:p>-195.125</text:p>
          </table:table-cell>
          <table:table-cell table:number-columns-repeated="2" office:value-type="float" office:value="0.0119219653179191">
            <text:p>0.0119219653</text:p>
          </table:table-cell>
          <table:table-cell office:value-type="float" office:value="-0.0119693902588639">
            <text:p>-0.0119693903</text:p>
          </table:table-cell>
          <table:table-cell table:number-columns-repeated="2" office:value-type="float" office:value="1.04200545979652">
            <text:p>1.0420054598</text:p>
          </table:table-cell>
          <table:table-cell office:value-type="float" office:value="0.958387936048187">
            <text:p>0.95838793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3" office:value-type="float" office:value="3">
            <text:p>3</text:p>
          </table:table-cell>
          <table:table-cell office:value-type="float" office:value="534">
            <text:p>534</text:p>
          </table:table-cell>
          <table:table-cell office:value-type="float" office:value="796">
            <text:p>796</text:p>
          </table:table-cell>
          <table:table-cell office:value-type="float" office:value="534">
            <text:p>534</text:p>
          </table:table-cell>
          <table:table-cell office:value-type="float" office:value="5535">
            <text:p>5535</text:p>
          </table:table-cell>
          <table:table-cell office:value-type="float" office:value="8710">
            <text:p>8710</text:p>
          </table:table-cell>
          <table:table-cell office:value-type="float" office:value="14157">
            <text:p>14157</text:p>
          </table:table-cell>
          <table:table-cell office:value-type="float" office:value="75">
            <text:p>75</text:p>
          </table:table-cell>
          <table:table-cell office:value-type="float" office:value="-14.625">
            <text:p>-14.625</text:p>
          </table:table-cell>
          <table:table-cell office:value-type="float" office:value="28.875">
            <text:p>28.875</text:p>
          </table:table-cell>
          <table:table-cell office:value-type="float" office:value="0.013550135501355">
            <text:p>0.0135501355</text:p>
          </table:table-cell>
          <table:table-cell office:value-type="float" office:value="-0.00167910447761194">
            <text:p>-0.0016791045</text:p>
          </table:table-cell>
          <table:table-cell office:value-type="float" office:value="0.00203962703962704">
            <text:p>0.002039627</text:p>
          </table:table-cell>
          <table:table-cell office:value-type="float" office:value="1.04778534235207">
            <text:p>1.0477853424</text:p>
          </table:table-cell>
          <table:table-cell office:value-type="float" office:value="0.994128660336378">
            <text:p>0.9941286603</text:p>
          </table:table-cell>
          <table:table-cell office:value-type="float" office:value="1.00714684839248">
            <text:p>1.007146848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table:number-columns-repeated="3" office:value-type="float" office:value="3">
            <text:p>3</text:p>
          </table:table-cell>
          <table:table-cell office:value-type="float" office:value="521">
            <text:p>521</text:p>
          </table:table-cell>
          <table:table-cell office:value-type="float" office:value="781">
            <text:p>781</text:p>
          </table:table-cell>
          <table:table-cell office:value-type="float" office:value="521">
            <text:p>521</text:p>
          </table:table-cell>
          <table:table-cell office:value-type="float" office:value="5175">
            <text:p>5175</text:p>
          </table:table-cell>
          <table:table-cell office:value-type="float" office:value="8610">
            <text:p>8610</text:p>
          </table:table-cell>
          <table:table-cell office:value-type="float" office:value="14094">
            <text:p>14094</text:p>
          </table:table-cell>
          <table:table-cell office:value-type="float" office:value="101.25">
            <text:p>101.25</text:p>
          </table:table-cell>
          <table:table-cell office:value-type="float" office:value="16.875">
            <text:p>16.875</text:p>
          </table:table-cell>
          <table:table-cell office:value-type="float" office:value="-30.375">
            <text:p>-30.375</text:p>
          </table:table-cell>
          <table:table-cell office:value-type="float" office:value="0.0195652173913043">
            <text:p>0.0195652174</text:p>
          </table:table-cell>
          <table:table-cell office:value-type="float" office:value="0.00195993031358885">
            <text:p>0.0019599303</text:p>
          </table:table-cell>
          <table:table-cell office:value-type="float" office:value="-0.0021551724137931">
            <text:p>-0.0021551724</text:p>
          </table:table-cell>
          <table:table-cell office:value-type="float" office:value="1.06922854442344">
            <text:p>1.0692285444</text:p>
          </table:table-cell>
          <table:table-cell office:value-type="float" office:value="1.00686728509816">
            <text:p>1.0068672851</text:p>
          </table:table-cell>
          <table:table-cell office:value-type="float" office:value="0.992466000297265">
            <text:p>0.992466000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table:number-columns-repeated="3" office:value-type="float" office:value="3">
            <text:p>3</text:p>
          </table:table-cell>
          <table:table-cell office:value-type="float" office:value="428">
            <text:p>428</text:p>
          </table:table-cell>
          <table:table-cell office:value-type="float" office:value="685">
            <text:p>685</text:p>
          </table:table-cell>
          <table:table-cell office:value-type="float" office:value="428">
            <text:p>428</text:p>
          </table:table-cell>
          <table:table-cell office:value-type="float" office:value="5190">
            <text:p>5190</text:p>
          </table:table-cell>
          <table:table-cell office:value-type="float" office:value="8784">
            <text:p>8784</text:p>
          </table:table-cell>
          <table:table-cell office:value-type="float" office:value="15147">
            <text:p>15147</text:p>
          </table:table-cell>
          <table:table-cell office:value-type="float" office:value="61.875">
            <text:p>61.875</text:p>
          </table:table-cell>
          <table:table-cell office:value-type="float" office:value="-174">
            <text:p>-174</text:p>
          </table:table-cell>
          <table:table-cell office:value-type="float" office:value="54">
            <text:p>54</text:p>
          </table:table-cell>
          <table:table-cell office:value-type="float" office:value="0.0119219653179191">
            <text:p>0.0119219653</text:p>
          </table:table-cell>
          <table:table-cell office:value-type="float" office:value="-0.0198087431693989">
            <text:p>-0.0198087432</text:p>
          </table:table-cell>
          <table:table-cell office:value-type="float" office:value="0.0035650623885918">
            <text:p>0.0035650624</text:p>
          </table:table-cell>
          <table:table-cell office:value-type="float" office:value="1.04200545979652">
            <text:p>1.0420054598</text:p>
          </table:table-cell>
          <table:table-cell office:value-type="float" office:value="0.931438476066768">
            <text:p>0.9314384761</text:p>
          </table:table-cell>
          <table:table-cell office:value-type="float" office:value="1.01250262931295">
            <text:p>1.012502629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3" office:value-type="float" office:value="3">
            <text:p>3</text:p>
          </table:table-cell>
          <table:table-cell office:value-type="float" office:value="482">
            <text:p>482</text:p>
          </table:table-cell>
          <table:table-cell office:value-type="float" office:value="1130">
            <text:p>1130</text:p>
          </table:table-cell>
          <table:table-cell office:value-type="float" office:value="482">
            <text:p>482</text:p>
          </table:table-cell>
          <table:table-cell office:value-type="float" office:value="5850">
            <text:p>5850</text:p>
          </table:table-cell>
          <table:table-cell office:value-type="float" office:value="9054">
            <text:p>9054</text:p>
          </table:table-cell>
          <table:table-cell office:value-type="float" office:value="13338">
            <text:p>13338</text:p>
          </table:table-cell>
          <table:table-cell office:value-type="float" office:value="-31.875">
            <text:p>-31.875</text:p>
          </table:table-cell>
          <table:table-cell office:value-type="float" office:value="-85.5">
            <text:p>-85.5</text:p>
          </table:table-cell>
          <table:table-cell office:value-type="float" office:value="148.5">
            <text:p>148.5</text:p>
          </table:table-cell>
          <table:table-cell office:value-type="float" office:value="-0.00544871794871795">
            <text:p>-0.0054487179</text:p>
          </table:table-cell>
          <table:table-cell office:value-type="float" office:value="-0.00944333996023857">
            <text:p>-0.00944334</text:p>
          </table:table-cell>
          <table:table-cell office:value-type="float" office:value="0.0111336032388664">
            <text:p>0.0111336032</text:p>
          </table:table-cell>
          <table:table-cell office:value-type="float" office:value="0.980987676692965">
            <text:p>0.9809876767</text:p>
          </table:table-cell>
          <table:table-cell office:value-type="float" office:value="0.96712309641159">
            <text:p>0.9671230964</text:p>
          </table:table-cell>
          <table:table-cell office:value-type="float" office:value="1.03921056729335">
            <text:p>1.03921056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756">
            <text:p>756</text:p>
          </table:table-cell>
          <table:table-cell office:value-type="float" office:value="507">
            <text:p>507</text:p>
          </table:table-cell>
          <table:table-cell office:value-type="float" office:value="6260">
            <text:p>6260</text:p>
          </table:table-cell>
          <table:table-cell office:value-type="float" office:value="9016">
            <text:p>9016</text:p>
          </table:table-cell>
          <table:table-cell office:value-type="float" office:value="15213">
            <text:p>15213</text:p>
          </table:table-cell>
          <table:table-cell office:value-type="float" office:value="-32.5">
            <text:p>-32.5</text:p>
          </table:table-cell>
          <table:table-cell office:value-type="float" office:value="165.375">
            <text:p>165.375</text:p>
          </table:table-cell>
          <table:table-cell office:value-type="float" office:value="380.125">
            <text:p>380.125</text:p>
          </table:table-cell>
          <table:table-cell office:value-type="float" office:value="-0.00519169329073482">
            <text:p>-0.0051916933</text:p>
          </table:table-cell>
          <table:table-cell office:value-type="float" office:value="0.0183423913043478">
            <text:p>0.0183423913</text:p>
          </table:table-cell>
          <table:table-cell office:value-type="float" office:value="0.0249868533491093">
            <text:p>0.0249868533</text:p>
          </table:table-cell>
          <table:table-cell office:value-type="float" office:value="0.981881902693709">
            <text:p>0.9818819027</text:p>
          </table:table-cell>
          <table:table-cell office:value-type="float" office:value="1.06485779846999">
            <text:p>1.0648577985</text:p>
          </table:table-cell>
          <table:table-cell office:value-type="float" office:value="1.08867769868885">
            <text:p>1.0886776987</text:p>
          </table:table-cell>
          <table:table-cell table:number-columns-repeated="2" office:value-type="float" office:value="0">
            <text:p>0</text:p>
          </table:table-cell>
          <table:table-cell office:value-type="float" office:value="28.0856230403922">
            <text:p>28.0856230404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3">
            <text:p>3</text:p>
          </table:table-cell>
          <table:table-cell office:value-type="float" office:value="461">
            <text:p>461</text:p>
          </table:table-cell>
          <table:table-cell office:value-type="float" office:value="705">
            <text:p>705</text:p>
          </table:table-cell>
          <table:table-cell office:value-type="float" office:value="461">
            <text:p>461</text:p>
          </table:table-cell>
          <table:table-cell office:value-type="float" office:value="5400">
            <text:p>5400</text:p>
          </table:table-cell>
          <table:table-cell office:value-type="float" office:value="9170">
            <text:p>9170</text:p>
          </table:table-cell>
          <table:table-cell office:value-type="float" office:value="16269">
            <text:p>16269</text:p>
          </table:table-cell>
          <table:table-cell office:value-type="float" office:value="-93.75">
            <text:p>-93.75</text:p>
          </table:table-cell>
          <table:table-cell office:value-type="float" office:value="410.625">
            <text:p>410.625</text:p>
          </table:table-cell>
          <table:table-cell office:value-type="float" office:value="58">
            <text:p>58</text:p>
          </table:table-cell>
          <table:table-cell office:value-type="float" office:value="-0.0173611111111111">
            <text:p>-0.0173611111</text:p>
          </table:table-cell>
          <table:table-cell office:value-type="float" office:value="0.0447791712104689">
            <text:p>0.0447791712</text:p>
          </table:table-cell>
          <table:table-cell office:value-type="float" office:value="0.0035650623885918">
            <text:p>0.0035650624</text:p>
          </table:table-cell>
          <table:table-cell office:value-type="float" office:value="0.939826871141975">
            <text:p>0.9398268711</text:p>
          </table:table-cell>
          <table:table-cell office:value-type="float" office:value="1.16065724061826">
            <text:p>1.1606572406</text:p>
          </table:table-cell>
          <table:table-cell office:value-type="float" office:value="1.01250262931295">
            <text:p>1.0125026293</text:p>
          </table:table-cell>
          <table:table-cell office:value-type="float" office:value="0">
            <text:p>0</text:p>
          </table:table-cell>
          <table:table-cell office:value-type="float" office:value="15.8232753777427">
            <text:p>15.82327537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3">
            <text:p>3</text:p>
          </table:table-cell>
          <table:table-cell office:value-type="float" office:value="395">
            <text:p>395</text:p>
          </table:table-cell>
          <table:table-cell office:value-type="float" office:value="635">
            <text:p>635</text:p>
          </table:table-cell>
          <table:table-cell office:value-type="float" office:value="395">
            <text:p>395</text:p>
          </table:table-cell>
          <table:table-cell office:value-type="float" office:value="5415">
            <text:p>5415</text:p>
          </table:table-cell>
          <table:table-cell office:value-type="float" office:value="9022">
            <text:p>9022</text:p>
          </table:table-cell>
          <table:table-cell office:value-type="float" office:value="16302">
            <text:p>16302</text:p>
          </table:table-cell>
          <table:table-cell office:value-type="float" office:value="-125.625">
            <text:p>-125.625</text:p>
          </table:table-cell>
          <table:table-cell office:value-type="float" office:value="9.75">
            <text:p>9.75</text:p>
          </table:table-cell>
          <table:table-cell office:value-type="float" office:value="1219.5">
            <text:p>1219.5</text:p>
          </table:table-cell>
          <table:table-cell office:value-type="float" office:value="-0.0231994459833795">
            <text:p>-0.023199446</text:p>
          </table:table-cell>
          <table:table-cell office:value-type="float" office:value="0.0010806916426513">
            <text:p>0.0010806916</text:p>
          </table:table-cell>
          <table:table-cell office:value-type="float" office:value="0.0748067721751932">
            <text:p>0.0748067722</text:p>
          </table:table-cell>
          <table:table-cell office:value-type="float" office:value="0.919856839074286">
            <text:p>0.9198568391</text:p>
          </table:table-cell>
          <table:table-cell office:value-type="float" office:value="1.00378470982236">
            <text:p>1.0037847098</text:p>
          </table:table-cell>
          <table:table-cell office:value-type="float" office:value="1.27279196681319">
            <text:p>1.2727919668</text:p>
          </table:table-cell>
          <table:table-cell office:value-type="float" office:value="-29.5298177069358">
            <text:p>-29.5298177069</text:p>
          </table:table-cell>
          <table:table-cell office:value-type="float" office:value="0">
            <text:p>0</text:p>
          </table:table-cell>
          <table:table-cell office:value-type="float" office:value="9.60824156505686">
            <text:p>9.6082415651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3">
            <text:p>3</text:p>
          </table:table-cell>
          <table:table-cell table:number-columns-repeated="2" office:value-type="float" office:value="604">
            <text:p>604</text:p>
          </table:table-cell>
          <table:table-cell office:value-type="float" office:value="369">
            <text:p>369</text:p>
          </table:table-cell>
          <table:table-cell office:value-type="float" office:value="5750">
            <text:p>5750</text:p>
          </table:table-cell>
          <table:table-cell office:value-type="float" office:value="8606">
            <text:p>8606</text:p>
          </table:table-cell>
          <table:table-cell office:value-type="float" office:value="15741">
            <text:p>15741</text:p>
          </table:table-cell>
          <table:table-cell office:value-type="float" office:value="-40">
            <text:p>-40</text:p>
          </table:table-cell>
          <table:table-cell office:value-type="float" office:value="625.25">
            <text:p>625.25</text:p>
          </table:table-cell>
          <table:table-cell office:value-type="float" office:value="1254.875">
            <text:p>1254.875</text:p>
          </table:table-cell>
          <table:table-cell office:value-type="float" office:value="-0.00695652173913044">
            <text:p>-0.0069565217</text:p>
          </table:table-cell>
          <table:table-cell office:value-type="float" office:value="0.0726528003718336">
            <text:p>0.0726528004</text:p>
          </table:table-cell>
          <table:table-cell office:value-type="float" office:value="0.0797201575503462">
            <text:p>0.0797201576</text:p>
          </table:table-cell>
          <table:table-cell office:value-type="float" office:value="0.975747024574669">
            <text:p>0.9757470246</text:p>
          </table:table-cell>
          <table:table-cell office:value-type="float" office:value="1.26463052292908">
            <text:p>1.2646305229</text:p>
          </table:table-cell>
          <table:table-cell office:value-type="float" office:value="1.29147694632512">
            <text:p>1.2914769463</text:p>
          </table:table-cell>
          <table:table-cell office:value-type="float" office:value="0">
            <text:p>0</text:p>
          </table:table-cell>
          <table:table-cell office:value-type="float" office:value="9.88306597571277">
            <text:p>9.8830659757</text:p>
          </table:table-cell>
          <table:table-cell office:value-type="float" office:value="9.03689782318719">
            <text:p>9.0368978232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45">
            <text:p>345</text:p>
          </table:table-cell>
          <table:table-cell office:value-type="float" office:value="574">
            <text:p>574</text:p>
          </table:table-cell>
          <table:table-cell office:value-type="float" office:value="345">
            <text:p>345</text:p>
          </table:table-cell>
          <table:table-cell office:value-type="float" office:value="5400">
            <text:p>5400</text:p>
          </table:table-cell>
          <table:table-cell office:value-type="float" office:value="9016">
            <text:p>9016</text:p>
          </table:table-cell>
          <table:table-cell office:value-type="float" office:value="17198">
            <text:p>17198</text:p>
          </table:table-cell>
          <table:table-cell office:value-type="float" office:value="-93.75">
            <text:p>-93.75</text:p>
          </table:table-cell>
          <table:table-cell office:value-type="float" office:value="-232">
            <text:p>-232</text:p>
          </table:table-cell>
          <table:table-cell office:value-type="float" office:value="855">
            <text:p>855</text:p>
          </table:table-cell>
          <table:table-cell office:value-type="float" office:value="-0.0173611111111111">
            <text:p>-0.0173611111</text:p>
          </table:table-cell>
          <table:table-cell office:value-type="float" office:value="-0.0257320319432121">
            <text:p>-0.0257320319</text:p>
          </table:table-cell>
          <table:table-cell office:value-type="float" office:value="0.0497150831492034">
            <text:p>0.0497150831</text:p>
          </table:table-cell>
          <table:table-cell office:value-type="float" office:value="0.939826871141975">
            <text:p>0.9398268711</text:p>
          </table:table-cell>
          <table:table-cell office:value-type="float" office:value="0.911235677635894">
            <text:p>0.9112356776</text:p>
          </table:table-cell>
          <table:table-cell office:value-type="float" office:value="1.17884710642758">
            <text:p>1.1788471064</text:p>
          </table:table-cell>
          <table:table-cell office:value-type="float" office:value="0">
            <text:p>0</text:p>
          </table:table-cell>
          <table:table-cell office:value-type="float" office:value="-26.5890541627021">
            <text:p>-26.5890541627</text:p>
          </table:table-cell>
          <table:table-cell office:value-type="float" office:value="14.2861632056829">
            <text:p>14.2861632057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46">
            <text:p>346</text:p>
          </table:table-cell>
          <table:table-cell office:value-type="float" office:value="569">
            <text:p>569</text:p>
          </table:table-cell>
          <table:table-cell office:value-type="float" office:value="346">
            <text:p>346</text:p>
          </table:table-cell>
          <table:table-cell office:value-type="float" office:value="5415">
            <text:p>5415</text:p>
          </table:table-cell>
          <table:table-cell office:value-type="float" office:value="9170">
            <text:p>9170</text:p>
          </table:table-cell>
          <table:table-cell office:value-type="float" office:value="18776">
            <text:p>18776</text:p>
          </table:table-cell>
          <table:table-cell office:value-type="float" office:value="-125.625">
            <text:p>-125.625</text:p>
          </table:table-cell>
          <table:table-cell office:value-type="float" office:value="59.75">
            <text:p>59.75</text:p>
          </table:table-cell>
          <table:table-cell office:value-type="float" office:value="1327.75">
            <text:p>1327.75</text:p>
          </table:table-cell>
          <table:table-cell office:value-type="float" office:value="-0.0231994459833795">
            <text:p>-0.023199446</text:p>
          </table:table-cell>
          <table:table-cell office:value-type="float" office:value="0.00651581243184297">
            <text:p>0.0065158124</text:p>
          </table:table-cell>
          <table:table-cell office:value-type="float" office:value="0.0707152748189178">
            <text:p>0.0707152748</text:p>
          </table:table-cell>
          <table:table-cell office:value-type="float" office:value="0.919856839074286">
            <text:p>0.9198568391</text:p>
          </table:table-cell>
          <table:table-cell office:value-type="float" office:value="1.02288855690228">
            <text:p>1.0228885569</text:p>
          </table:table-cell>
          <table:table-cell office:value-type="float" office:value="1.25730473604793">
            <text:p>1.257304736</text:p>
          </table:table-cell>
          <table:table-cell office:value-type="float" office:value="-29.5298177069358">
            <text:p>-29.5298177069</text:p>
          </table:table-cell>
          <table:table-cell office:value-type="float" office:value="0">
            <text:p>0</text:p>
          </table:table-cell>
          <table:table-cell office:value-type="float" office:value="10.1445714186097">
            <text:p>10.1445714186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670">
            <text:p>670</text:p>
          </table:table-cell>
          <table:table-cell office:value-type="float" office:value="454">
            <text:p>454</text:p>
          </table:table-cell>
          <table:table-cell office:value-type="float" office:value="5750">
            <text:p>5750</text:p>
          </table:table-cell>
          <table:table-cell office:value-type="float" office:value="9986">
            <text:p>9986</text:p>
          </table:table-cell>
          <table:table-cell office:value-type="float" office:value="21669">
            <text:p>21669</text:p>
          </table:table-cell>
          <table:table-cell office:value-type="float" office:value="-40">
            <text:p>-40</text:p>
          </table:table-cell>
          <table:table-cell office:value-type="float" office:value="487.75">
            <text:p>487.75</text:p>
          </table:table-cell>
          <table:table-cell office:value-type="float" office:value="1043.625">
            <text:p>1043.625</text:p>
          </table:table-cell>
          <table:table-cell office:value-type="float" office:value="-0.00695652173913044">
            <text:p>-0.0069565217</text:p>
          </table:table-cell>
          <table:table-cell office:value-type="float" office:value="0.0488433807330262">
            <text:p>0.0488433807</text:p>
          </table:table-cell>
          <table:table-cell office:value-type="float" office:value="0.0481621210023536">
            <text:p>0.048162121</text:p>
          </table:table-cell>
          <table:table-cell office:value-type="float" office:value="0.975747024574669">
            <text:p>0.9757470246</text:p>
          </table:table-cell>
          <table:table-cell office:value-type="float" office:value="1.1756277572148">
            <text:p>1.1756277572</text:p>
          </table:table-cell>
          <table:table-cell office:value-type="float" office:value="1.17311381971115">
            <text:p>1.1731138197</text:p>
          </table:table-cell>
          <table:table-cell office:value-type="float" office:value="0">
            <text:p>0</text:p>
          </table:table-cell>
          <table:table-cell office:value-type="float" office:value="14.5350395166155">
            <text:p>14.5350395166</text:p>
          </table:table-cell>
          <table:table-cell office:value-type="float" office:value="14.7358137794115">
            <text:p>14.7358137794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732">
            <text:p>732</text:p>
          </table:table-cell>
          <table:table-cell table:number-columns-repeated="2" office:value-type="float" office:value="522">
            <text:p>522</text:p>
          </table:table-cell>
          <table:table-cell office:value-type="float" office:value="6440">
            <text:p>6440</text:p>
          </table:table-cell>
          <table:table-cell office:value-type="float" office:value="11107">
            <text:p>11107</text:p>
          </table:table-cell>
          <table:table-cell office:value-type="float" office:value="22909">
            <text:p>22909</text:p>
          </table:table-cell>
          <table:table-cell office:value-type="float" office:value="57.25">
            <text:p>57.25</text:p>
          </table:table-cell>
          <table:table-cell office:value-type="float" office:value="528.875">
            <text:p>528.875</text:p>
          </table:table-cell>
          <table:table-cell office:value-type="float" office:value="1090.875">
            <text:p>1090.875</text:p>
          </table:table-cell>
          <table:table-cell office:value-type="float" office:value="0.00888975155279503">
            <text:p>0.0088897516</text:p>
          </table:table-cell>
          <table:table-cell office:value-type="float" office:value="0.0476163680561808">
            <text:p>0.0476163681</text:p>
          </table:table-cell>
          <table:table-cell office:value-type="float" office:value="0.0476177484831289">
            <text:p>0.0476177485</text:p>
          </table:table-cell>
          <table:table-cell office:value-type="float" office:value="1.03126902469282">
            <text:p>1.0312690247</text:p>
          </table:table-cell>
          <table:table-cell office:value-type="float" office:value="1.17110123247008">
            <text:p>1.1711012325</text:p>
          </table:table-cell>
          <table:table-cell office:value-type="float" office:value="1.17110632163333">
            <text:p>1.1711063216</text:p>
          </table:table-cell>
          <table:table-cell office:value-type="float" office:value="0">
            <text:p>0</text:p>
          </table:table-cell>
          <table:table-cell office:value-type="float" office:value="14.9007966544679">
            <text:p>14.9007966545</text:p>
          </table:table-cell>
          <table:table-cell office:value-type="float" office:value="14.9003745770854">
            <text:p>14.9003745771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4">
            <text:p>4</text:p>
          </table:table-cell>
          <table:table-cell office:value-type="float" office:value="765">
            <text:p>765</text:p>
          </table:table-cell>
          <table:table-cell office:value-type="float" office:value="1085">
            <text:p>1085</text:p>
          </table:table-cell>
          <table:table-cell office:value-type="float" office:value="561">
            <text:p>561</text:p>
          </table:table-cell>
          <table:table-cell office:value-type="float" office:value="4934">
            <text:p>4934</text:p>
          </table:table-cell>
          <table:table-cell office:value-type="float" office:value="9375">
            <text:p>9375</text:p>
          </table:table-cell>
          <table:table-cell office:value-type="float" office:value="22053">
            <text:p>22053</text:p>
          </table:table-cell>
          <table:table-cell office:value-type="float" office:value="-16.5">
            <text:p>-16.5</text:p>
          </table:table-cell>
          <table:table-cell office:value-type="float" office:value="584.5">
            <text:p>584.5</text:p>
          </table:table-cell>
          <table:table-cell office:value-type="float" office:value="1374.75">
            <text:p>1374.75</text:p>
          </table:table-cell>
          <table:table-cell office:value-type="float" office:value="-0.00334414268342116">
            <text:p>-0.0033441427</text:p>
          </table:table-cell>
          <table:table-cell office:value-type="float" office:value="0.0623466666666667">
            <text:p>0.0623466667</text:p>
          </table:table-cell>
          <table:table-cell office:value-type="float" office:value="0.0623384573527411">
            <text:p>0.0623384574</text:p>
          </table:table-cell>
          <table:table-cell office:value-type="float" office:value="0.988317419856989">
            <text:p>0.9883174199</text:p>
          </table:table-cell>
          <table:table-cell office:value-type="float" office:value="1.22583206274844">
            <text:p>1.2258320627</text:p>
          </table:table-cell>
          <table:table-cell office:value-type="float" office:value="1.22580132393423">
            <text:p>1.2258013239</text:p>
          </table:table-cell>
          <table:table-cell office:value-type="float" office:value="0">
            <text:p>0</text:p>
          </table:table-cell>
          <table:table-cell office:value-type="float" office:value="11.460710465828">
            <text:p>11.4607104658</text:p>
          </table:table-cell>
          <table:table-cell office:value-type="float" office:value="11.462174986129">
            <text:p>11.4621749861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4">
            <text:p>4</text:p>
          </table:table-cell>
          <table:table-cell table:number-columns-repeated="2" office:value-type="float" office:value="694">
            <text:p>694</text:p>
          </table:table-cell>
          <table:table-cell office:value-type="float" office:value="494">
            <text:p>494</text:p>
          </table:table-cell>
          <table:table-cell office:value-type="float" office:value="5861">
            <text:p>5861</text:p>
          </table:table-cell>
          <table:table-cell office:value-type="float" office:value="10550">
            <text:p>10550</text:p>
          </table:table-cell>
          <table:table-cell office:value-type="float" office:value="26198">
            <text:p>26198</text:p>
          </table:table-cell>
          <table:table-cell office:value-type="float" office:value="-10.75">
            <text:p>-10.75</text:p>
          </table:table-cell>
          <table:table-cell office:value-type="float" office:value="-372.4">
            <text:p>-372.4</text:p>
          </table:table-cell>
          <table:table-cell office:value-type="float" office:value="1264.25">
            <text:p>1264.25</text:p>
          </table:table-cell>
          <table:table-cell office:value-type="float" office:value="-0.00183415799351646">
            <text:p>-0.001834158</text:p>
          </table:table-cell>
          <table:table-cell office:value-type="float" office:value="-0.0352985781990521">
            <text:p>-0.0352985782</text:p>
          </table:table-cell>
          <table:table-cell office:value-type="float" office:value="0.0482575005725628">
            <text:p>0.0482575006</text:p>
          </table:table-cell>
          <table:table-cell office:value-type="float" office:value="0.993587040728361">
            <text:p>0.9935870407</text:p>
          </table:table-cell>
          <table:table-cell office:value-type="float" office:value="0.878897115964152">
            <text:p>0.878897116</text:p>
          </table:table-cell>
          <table:table-cell office:value-type="float" office:value="1.17346567327253">
            <text:p>1.1734656733</text:p>
          </table:table-cell>
          <table:table-cell office:value-type="float" office:value="0">
            <text:p>0</text:p>
          </table:table-cell>
          <table:table-cell office:value-type="float" office:value="-19.2880390589741">
            <text:p>-19.288039059</text:p>
          </table:table-cell>
          <table:table-cell office:value-type="float" office:value="14.7073632322463">
            <text:p>14.7073632322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" office:value-type="float" office:value="626">
            <text:p>626</text:p>
          </table:table-cell>
          <table:table-cell office:value-type="float" office:value="429">
            <text:p>429</text:p>
          </table:table-cell>
          <table:table-cell office:value-type="float" office:value="5515">
            <text:p>5515</text:p>
          </table:table-cell>
          <table:table-cell office:value-type="float" office:value="9930">
            <text:p>9930</text:p>
          </table:table-cell>
          <table:table-cell office:value-type="float" office:value="24651">
            <text:p>24651</text:p>
          </table:table-cell>
          <table:table-cell office:value-type="float" office:value="-45.1428571428571">
            <text:p>-45.1428571429</text:p>
          </table:table-cell>
          <table:table-cell office:value-type="float" office:value="498">
            <text:p>498</text:p>
          </table:table-cell>
          <table:table-cell office:value-type="float" office:value="1031.57142857143">
            <text:p>1031.5714285714</text:p>
          </table:table-cell>
          <table:table-cell office:value-type="float" office:value="-0.00818546820360057">
            <text:p>-0.0081854682</text:p>
          </table:table-cell>
          <table:table-cell office:value-type="float" office:value="0.0501510574018127">
            <text:p>0.0501510574</text:p>
          </table:table-cell>
          <table:table-cell office:value-type="float" office:value="0.0418470418470418">
            <text:p>0.0418470418</text:p>
          </table:table-cell>
          <table:table-cell office:value-type="float" office:value="0.971482184991234">
            <text:p>0.971482185</text:p>
          </table:table-cell>
          <table:table-cell office:value-type="float" office:value="1.18045835288104">
            <text:p>1.1804583529</text:p>
          </table:table-cell>
          <table:table-cell office:value-type="float" office:value="1.14989694929089">
            <text:p>1.1498969493</text:p>
          </table:table-cell>
          <table:table-cell office:value-type="float" office:value="0">
            <text:p>0</text:p>
          </table:table-cell>
          <table:table-cell office:value-type="float" office:value="14.1649349203078">
            <text:p>14.1649349203</text:p>
          </table:table-cell>
          <table:table-cell office:value-type="float" office:value="16.9080331371703">
            <text:p>16.9080331372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552">
            <text:p>552</text:p>
          </table:table-cell>
          <table:table-cell office:value-type="float" office:value="360">
            <text:p>360</text:p>
          </table:table-cell>
          <table:table-cell office:value-type="float" office:value="5292">
            <text:p>5292</text:p>
          </table:table-cell>
          <table:table-cell office:value-type="float" office:value="10078">
            <text:p>10078</text:p>
          </table:table-cell>
          <table:table-cell office:value-type="float" office:value="25755">
            <text:p>25755</text:p>
          </table:table-cell>
          <table:table-cell office:value-type="float" office:value="0">
            <text:p>0</text:p>
          </table:table-cell>
          <table:table-cell office:value-type="float" office:value="373.166666666667">
            <text:p>373.1666666667</text:p>
          </table:table-cell>
          <table:table-cell table:number-columns-repeated="2" office:value-type="float" office:value="0">
            <text:p>0</text:p>
          </table:table-cell>
          <table:table-cell office:value-type="float" office:value="0.0370278494410267">
            <text:p>0.0370278494</text:p>
          </table:table-cell>
          <table:table-cell office:value-type="float" office:value="0">
            <text:p>0</text:p>
          </table:table-cell>
          <table:table-cell office:value-type="float" office:value="0.86">
            <text:p>0.86</text:p>
          </table:table-cell>
          <table:table-cell office:value-type="float" office:value="1.13228475384668">
            <text:p>1.1322847538</text:p>
          </table:table-cell>
          <table:table-cell office:value-type="float" office:value="1.16">
            <text:p>1.16</text:p>
          </table:table-cell>
          <table:table-cell office:value-type="float" office:value="0">
            <text:p>0</text:p>
          </table:table-cell>
          <table:table-cell office:value-type="float" office:value="19.06409102957">
            <text:p>19.06409102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office:value-type="float" office:value="5">
            <text:p>5</text:p>
          </table:table-cell>
          <table:table-cell table:number-columns-repeated="2" office:value-type="float" office:value="4">
            <text:p>4</text:p>
          </table:table-cell>
          <table:table-cell table:number-columns-repeated="2" office:value-type="float" office:value="549">
            <text:p>549</text:p>
          </table:table-cell>
          <table:table-cell office:value-type="float" office:value="361">
            <text:p>361</text:p>
          </table:table-cell>
          <table:table-cell office:value-type="float" office:value="5078">
            <text:p>5078</text:p>
          </table:table-cell>
          <table:table-cell office:value-type="float" office:value="11355">
            <text:p>11355</text:p>
          </table:table-cell>
          <table:table-cell office:value-type="float" office:value="28196">
            <text:p>28196</text:p>
          </table:table-cell>
          <table:table-cell office:value-type="float" office:value="0">
            <text:p>0</text:p>
          </table:table-cell>
          <table:table-cell office:value-type="float" office:value="618.5">
            <text:p>618.5</text:p>
          </table:table-cell>
          <table:table-cell office:value-type="float" office:value="1367.4">
            <text:p>1367.4</text:p>
          </table:table-cell>
          <table:table-cell office:value-type="float" office:value="0">
            <text:p>0</text:p>
          </table:table-cell>
          <table:table-cell office:value-type="float" office:value="0.0544693967415236">
            <text:p>0.0544693967</text:p>
          </table:table-cell>
          <table:table-cell office:value-type="float" office:value="0.0484962406015038">
            <text:p>0.0484962406</text:p>
          </table:table-cell>
          <table:table-cell office:value-type="float" office:value="0.86">
            <text:p>0.86</text:p>
          </table:table-cell>
          <table:table-cell office:value-type="float" office:value="1.19645804235085">
            <text:p>1.1964580424</text:p>
          </table:table-cell>
          <table:table-cell office:value-type="float" office:value="1.17434653739612">
            <text:p>1.1743465374</text:p>
          </table:table-cell>
          <table:table-cell office:value-type="float" office:value="0">
            <text:p>0</text:p>
          </table:table-cell>
          <table:table-cell office:value-type="float" office:value="13.0689527355149">
            <text:p>13.0689527355</text:p>
          </table:table-cell>
          <table:table-cell office:value-type="float" office:value="14.6366405735769">
            <text:p>14.6366405736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5">
            <text:p>5</text:p>
          </table:table-cell>
          <table:table-cell office:value-type="float" office:value="575">
            <text:p>575</text:p>
          </table:table-cell>
          <table:table-cell office:value-type="float" office:value="880">
            <text:p>880</text:p>
          </table:table-cell>
          <table:table-cell office:value-type="float" office:value="390">
            <text:p>390</text:p>
          </table:table-cell>
          <table:table-cell office:value-type="float" office:value="4872">
            <text:p>4872</text:p>
          </table:table-cell>
          <table:table-cell office:value-type="float" office:value="11659">
            <text:p>11659</text:p>
          </table:table-cell>
          <table:table-cell office:value-type="float" office:value="29561">
            <text:p>29561</text:p>
          </table:table-cell>
          <table:table-cell table:number-columns-repeated="6" office:value-type="float" office:value="0">
            <text:p>0</text:p>
          </table:table-cell>
          <table:table-cell office:value-type="float" office:value="0.86">
            <text:p>0.86</text:p>
          </table:table-cell>
          <table:table-cell office:value-type="float" office:value="1.14">
            <text:p>1.14</text:p>
          </table:table-cell>
          <table:table-cell office:value-type="float" office:value="1.17">
            <text:p>1.1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5">
            <text:p>5</text:p>
          </table:table-cell>
          <table:table-cell office:value-type="float" office:value="644">
            <text:p>644</text:p>
          </table:table-cell>
          <table:table-cell table:number-columns-repeated="2" office:value-type="float" office:value="461">
            <text:p>461</text:p>
          </table:table-cell>
          <table:table-cell office:value-type="float" office:value="4675">
            <text:p>4675</text:p>
          </table:table-cell>
          <table:table-cell office:value-type="float" office:value="12090">
            <text:p>12090</text:p>
          </table:table-cell>
          <table:table-cell office:value-type="float" office:value="30992">
            <text:p>30992</text:p>
          </table:table-cell>
          <table:table-cell table:number-columns-repeated="6" office:value-type="float" office:value="0">
            <text:p>0</text:p>
          </table:table-cell>
          <table:table-cell office:value-type="float" office:value="0.86">
            <text:p>0.86</text:p>
          </table:table-cell>
          <table:table-cell office:value-type="float" office:value="1.04">
            <text:p>1.04</text:p>
          </table:table-cell>
          <table:table-cell office:value-type="float" office:value="1.17">
            <text:p>1.1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table:number-columns-repeated="3" office:value-type="float" office:value="5">
            <text:p>5</text:p>
          </table:table-cell>
          <table:table-cell office:value-type="float" office:value="655">
            <text:p>655</text:p>
          </table:table-cell>
          <table:table-cell office:value-type="float" office:value="958">
            <text:p>958</text:p>
          </table:table-cell>
          <table:table-cell office:value-type="float" office:value="472">
            <text:p>472</text:p>
          </table:table-cell>
          <table:table-cell office:value-type="float" office:value="4486">
            <text:p>4486</text:p>
          </table:table-cell>
          <table:table-cell office:value-type="float" office:value="12342">
            <text:p>12342</text:p>
          </table:table-cell>
          <table:table-cell office:value-type="float" office:value="32492">
            <text:p>32492</text:p>
          </table:table-cell>
          <table:table-cell table:number-columns-repeated="6" office:value-type="float" office:value="0">
            <text:p>0</text:p>
          </table:table-cell>
          <table:table-cell office:value-type="float" office:value="0.86">
            <text:p>0.86</text:p>
          </table:table-cell>
          <table:table-cell office:value-type="float" office:value="1.13">
            <text:p>1.13</text:p>
          </table:table-cell>
          <table:table-cell office:value-type="float" office:value="1.17">
            <text:p>1.1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4.25">
            <text:p>104.25</text:p>
          </table:table-cell>
          <table:table-cell office:value-type="float" office:value="5673">
            <text:p>5673</text:p>
          </table:table-cell>
          <table:table-cell office:value-type="float" office:value="16170.25">
            <text:p>16170.25</text:p>
          </table:table-cell>
          <table:table-cell office:value-type="float" office:value="10.985">
            <text:p>10.985</text:p>
          </table:table-cell>
          <table:table-cell table:number-columns-repeated="3" office:value-type="float" office:value="5">
            <text:p>5</text:p>
          </table:table-cell>
          <table:table-cell office:value-type="float" office:value="678">
            <text:p>678</text:p>
          </table:table-cell>
          <table:table-cell table:number-columns-repeated="2" office:value-type="float" office:value="494">
            <text:p>494</text:p>
          </table:table-cell>
          <table:table-cell office:value-type="float" office:value="4304">
            <text:p>4304</text:p>
          </table:table-cell>
          <table:table-cell office:value-type="float" office:value="12814">
            <text:p>12814</text:p>
          </table:table-cell>
          <table:table-cell office:value-type="float" office:value="34065">
            <text:p>34065</text:p>
          </table:table-cell>
          <table:table-cell table:number-columns-repeated="6" office:value-type="float" office:value="0">
            <text:p>0</text:p>
          </table:table-cell>
          <table:table-cell office:value-type="float" office:value="0.86">
            <text:p>0.86</text:p>
          </table:table-cell>
          <table:table-cell table:number-columns-repeated="2" office:value-type="float" office:value="1.17">
            <text:p>1.1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04.666666666667">
            <text:p>104.6666666667</text:p>
          </table:table-cell>
          <table:table-cell office:value-type="float" office:value="5691">
            <text:p>5691</text:p>
          </table:table-cell>
          <table:table-cell office:value-type="float" office:value="19573.6666666667">
            <text:p>19573.6666666667</text:p>
          </table:table-cell>
          <table:table-cell office:value-type="float" office:value="7.33666666666667">
            <text:p>7.3366666667</text:p>
          </table:table-cell>
          <table:table-cell table:number-columns-repeated="3" office:value-type="float" office:value="5">
            <text:p>5</text:p>
          </table:table-cell>
          <table:table-cell table:number-columns-repeated="2" office:value-type="float" office:value="662">
            <text:p>662</text:p>
          </table:table-cell>
          <table:table-cell office:value-type="float" office:value="477">
            <text:p>477</text:p>
          </table:table-cell>
          <table:table-cell office:value-type="float" office:value="4130">
            <text:p>4130</text:p>
          </table:table-cell>
          <table:table-cell office:value-type="float" office:value="13403">
            <text:p>13403</text:p>
          </table:table-cell>
          <table:table-cell office:value-type="float" office:value="35714">
            <text:p>35714</text:p>
          </table:table-cell>
          <table:table-cell table:number-columns-repeated="6" office:value-type="float" office:value="0">
            <text:p>0</text:p>
          </table:table-cell>
          <table:table-cell office:value-type="float" office:value="0.86">
            <text:p>0.86</text:p>
          </table:table-cell>
          <table:table-cell office:value-type="float" office:value="1.15">
            <text:p>1.15</text:p>
          </table:table-cell>
          <table:table-cell office:value-type="float" office:value="1.17">
            <text:p>1.17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7" table:number-columns-repeated="3" table:default-cell-style-name="Default"/>
        <table:table-column table:style-name="co18" table:default-cell-style-name="Default"/>
        <table:table-column table:style-name="co19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17" table:default-cell-style-name="Default"/>
        <table:table-column table:style-name="co13" table:number-columns-repeated="3" table:default-cell-style-name="Default"/>
        <table:table-row table:style-name="ro1">
          <table:table-cell office:value-type="float" office:value="0.86">
            <text:p>0.86</text:p>
          </table:table-cell>
          <table:table-cell office:value-type="float" office:value="1.15">
            <text:p>1.15</text:p>
          </table:table-cell>
          <table:table-cell office:value-type="float" office:value="1.17">
            <text:p>1.17</text:p>
          </table:table-cell>
          <table:table-cell office:value-type="float" office:value="-16">
            <text:p>-16</text:p>
          </table:table-cell>
          <table:table-cell office:value-type="float" office:value="17">
            <text:p>17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2.9">
            <text:p>12.9</text:p>
          </table:table-cell>
          <table:table-cell office:value-type="float" office:value="17">
            <text:p>17</text:p>
          </table:table-cell>
          <table:table-cell office:value-type="float" office:value="22.6">
            <text:p>22.6</text:p>
          </table:table-cell>
          <table:table-cell office:value-type="float" office:value="12192">
            <text:p>12192</text:p>
          </table:table-cell>
          <table:table-cell office:value-type="float" office:value="12825">
            <text:p>12825</text:p>
          </table:table-cell>
          <table:table-cell office:value-type="float" office:value="13373">
            <text:p>1337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0:20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0:20:28.47</dc:date>
    <dc:creator>Liam Widdess</dc:creator>
    <meta:editing-duration>P2DT3H30M43S</meta:editing-duration>
    <meta:editing-cycles>185</meta:editing-cycles>
    <meta:generator>OpenOffice/4.1.7$Win32 OpenOffice.org_project/417m1$Build-9800</meta:generator>
    <meta:document-statistic meta:table-count="8" meta:cell-count="9357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066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976">
                <text:p>11976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549">
                <text:p>12549</text:p>
              </table:table-cell>
              <table:table-cell office:value-type="float" office:value="17274">
                <text:p>1727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79">
                <text:p>12579</text:p>
              </table:table-cell>
              <table:table-cell office:value-type="float" office:value="17857">
                <text:p>17857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508">
                <text:p>17508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780">
                <text:p>18780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602">
                <text:p>12602</text:p>
              </table:table-cell>
              <table:table-cell office:value-type="float" office:value="18990">
                <text:p>18990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148">
                <text:p>13148</text:p>
              </table:table-cell>
              <table:table-cell office:value-type="float" office:value="18768">
                <text:p>18768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3072">
                <text:p>13072</text:p>
              </table:table-cell>
              <table:table-cell office:value-type="float" office:value="19869">
                <text:p>19869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820">
                <text:p>13820</text:p>
              </table:table-cell>
              <table:table-cell office:value-type="float" office:value="22009">
                <text:p>22009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0065">
                <text:p>10065</text:p>
              </table:table-cell>
              <table:table-cell office:value-type="float" office:value="14097">
                <text:p>14097</text:p>
              </table:table-cell>
              <table:table-cell office:value-type="float" office:value="23622">
                <text:p>23622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80">
                <text:p>10280</text:p>
              </table:table-cell>
              <table:table-cell office:value-type="float" office:value="14910">
                <text:p>14910</text:p>
              </table:table-cell>
              <table:table-cell office:value-type="float" office:value="25279">
                <text:p>25279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0210">
                <text:p>10210</text:p>
              </table:table-cell>
              <table:table-cell office:value-type="float" office:value="15868">
                <text:p>15868</text:p>
              </table:table-cell>
              <table:table-cell office:value-type="float" office:value="26707">
                <text:p>2670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799">
                <text:p>10799</text:p>
              </table:table-cell>
              <table:table-cell office:value-type="float" office:value="16771">
                <text:p>16771</text:p>
              </table:table-cell>
              <table:table-cell office:value-type="float" office:value="27952">
                <text:p>2795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980">
                <text:p>10980</text:p>
              </table:table-cell>
              <table:table-cell office:value-type="float" office:value="17505">
                <text:p>17505</text:p>
              </table:table-cell>
              <table:table-cell office:value-type="float" office:value="29215">
                <text:p>29215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999">
                <text:p>10999</text:p>
              </table:table-cell>
              <table:table-cell office:value-type="float" office:value="18610">
                <text:p>18610</text:p>
              </table:table-cell>
              <table:table-cell office:value-type="float" office:value="30655">
                <text:p>30655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1455">
                <text:p>11455</text:p>
              </table:table-cell>
              <table:table-cell office:value-type="float" office:value="19475">
                <text:p>19475</text:p>
              </table:table-cell>
              <table:table-cell office:value-type="float" office:value="32393">
                <text:p>32393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844">
                <text:p>12844</text:p>
              </table:table-cell>
              <table:table-cell office:value-type="float" office:value="20862">
                <text:p>20862</text:p>
              </table:table-cell>
              <table:table-cell office:value-type="float" office:value="32819">
                <text:p>32819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766">
                <text:p>13766</text:p>
              </table:table-cell>
              <table:table-cell office:value-type="float" office:value="21782">
                <text:p>21782</text:p>
              </table:table-cell>
              <table:table-cell office:value-type="float" office:value="31327">
                <text:p>31327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4740">
                <text:p>14740</text:p>
              </table:table-cell>
              <table:table-cell office:value-type="float" office:value="22067">
                <text:p>22067</text:p>
              </table:table-cell>
              <table:table-cell office:value-type="float" office:value="30784">
                <text:p>30784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5621">
                <text:p>15621</text:p>
              </table:table-cell>
              <table:table-cell office:value-type="float" office:value="21558">
                <text:p>21558</text:p>
              </table:table-cell>
              <table:table-cell office:value-type="float" office:value="32387">
                <text:p>3238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5612">
                <text:p>15612</text:p>
              </table:table-cell>
              <table:table-cell office:value-type="float" office:value="20974">
                <text:p>20974</text:p>
              </table:table-cell>
              <table:table-cell office:value-type="float" office:value="32851">
                <text:p>32851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860">
                <text:p>15860</text:p>
              </table:table-cell>
              <table:table-cell office:value-type="float" office:value="21631">
                <text:p>21631</text:p>
              </table:table-cell>
              <table:table-cell office:value-type="float" office:value="31232">
                <text:p>3123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6384">
                <text:p>16384</text:p>
              </table:table-cell>
              <table:table-cell office:value-type="float" office:value="22270">
                <text:p>22270</text:p>
              </table:table-cell>
              <table:table-cell office:value-type="float" office:value="30889">
                <text:p>3088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5830">
                <text:p>15830</text:p>
              </table:table-cell>
              <table:table-cell office:value-type="float" office:value="22898">
                <text:p>22898</text:p>
              </table:table-cell>
              <table:table-cell office:value-type="float" office:value="32826">
                <text:p>3282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5550">
                <text:p>15550</text:p>
              </table:table-cell>
              <table:table-cell office:value-type="float" office:value="22868">
                <text:p>22868</text:p>
              </table:table-cell>
              <table:table-cell office:value-type="float" office:value="33134">
                <text:p>33134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5860">
                <text:p>15860</text:p>
              </table:table-cell>
              <table:table-cell office:value-type="float" office:value="21719">
                <text:p>21719</text:p>
              </table:table-cell>
              <table:table-cell office:value-type="float" office:value="31421">
                <text:p>31421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6370">
                <text:p>16370</text:p>
              </table:table-cell>
              <table:table-cell office:value-type="float" office:value="21382">
                <text:p>21382</text:p>
              </table:table-cell>
              <table:table-cell office:value-type="float" office:value="30718">
                <text:p>30718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5652">
                <text:p>15652</text:p>
              </table:table-cell>
              <table:table-cell office:value-type="float" office:value="20981">
                <text:p>20981</text:p>
              </table:table-cell>
              <table:table-cell office:value-type="float" office:value="31359">
                <text:p>31359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5458">
                <text:p>15458</text:p>
              </table:table-cell>
              <table:table-cell office:value-type="float" office:value="21190">
                <text:p>21190</text:p>
              </table:table-cell>
              <table:table-cell office:value-type="float" office:value="31897">
                <text:p>31897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5674">
                <text:p>15674</text:p>
              </table:table-cell>
              <table:table-cell office:value-type="float" office:value="21453">
                <text:p>21453</text:p>
              </table:table-cell>
              <table:table-cell office:value-type="float" office:value="30107">
                <text:p>3010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6140">
                <text:p>16140</text:p>
              </table:table-cell>
              <table:table-cell office:value-type="float" office:value="21382">
                <text:p>21382</text:p>
              </table:table-cell>
              <table:table-cell office:value-type="float" office:value="33295">
                <text:p>33295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5860">
                <text:p>15860</text:p>
              </table:table-cell>
              <table:table-cell office:value-type="float" office:value="22416">
                <text:p>22416</text:p>
              </table:table-cell>
              <table:table-cell office:value-type="float" office:value="35081">
                <text:p>35081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6329">
                <text:p>16329</text:p>
              </table:table-cell>
              <table:table-cell office:value-type="float" office:value="22742">
                <text:p>22742</text:p>
              </table:table-cell>
              <table:table-cell office:value-type="float" office:value="36058">
                <text:p>3605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6372">
                <text:p>16372</text:p>
              </table:table-cell>
              <table:table-cell office:value-type="float" office:value="21719">
                <text:p>21719</text:p>
              </table:table-cell>
              <table:table-cell office:value-type="float" office:value="35508">
                <text:p>35508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5689">
                <text:p>15689</text:p>
              </table:table-cell>
              <table:table-cell office:value-type="float" office:value="23128">
                <text:p>23128</text:p>
              </table:table-cell>
              <table:table-cell office:value-type="float" office:value="32985">
                <text:p>32985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5548">
                <text:p>15548</text:p>
              </table:table-cell>
              <table:table-cell office:value-type="float" office:value="21284">
                <text:p>21284</text:p>
              </table:table-cell>
              <table:table-cell office:value-type="float" office:value="34841">
                <text:p>34841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4895">
                <text:p>14895</text:p>
              </table:table-cell>
              <table:table-cell office:value-type="float" office:value="20823">
                <text:p>20823</text:p>
              </table:table-cell>
              <table:table-cell office:value-type="float" office:value="35596">
                <text:p>35596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3000">
                <text:p>13000</text:p>
              </table:table-cell>
              <table:table-cell office:value-type="float" office:value="21275">
                <text:p>21275</text:p>
              </table:table-cell>
              <table:table-cell office:value-type="float" office:value="33946">
                <text:p>339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2010">
                <text:p>12010</text:p>
              </table:table-cell>
              <table:table-cell office:value-type="float" office:value="20977">
                <text:p>20977</text:p>
              </table:table-cell>
              <table:table-cell office:value-type="float" office:value="31957">
                <text:p>31957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2646">
                <text:p>12646</text:p>
              </table:table-cell>
              <table:table-cell office:value-type="float" office:value="20407">
                <text:p>20407</text:p>
              </table:table-cell>
              <table:table-cell office:value-type="float" office:value="33464">
                <text:p>33464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3460">
                <text:p>13460</text:p>
              </table:table-cell>
              <table:table-cell office:value-type="float" office:value="20134">
                <text:p>20134</text:p>
              </table:table-cell>
              <table:table-cell office:value-type="float" office:value="34525">
                <text:p>34525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2714">
                <text:p>12714</text:p>
              </table:table-cell>
              <table:table-cell office:value-type="float" office:value="19382">
                <text:p>19382</text:p>
              </table:table-cell>
              <table:table-cell office:value-type="float" office:value="32966">
                <text:p>32966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1705">
                <text:p>11705</text:p>
              </table:table-cell>
              <table:table-cell office:value-type="float" office:value="18155">
                <text:p>18155</text:p>
              </table:table-cell>
              <table:table-cell office:value-type="float" office:value="30391">
                <text:p>30391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2068">
                <text:p>12068</text:p>
              </table:table-cell>
              <table:table-cell office:value-type="float" office:value="17958">
                <text:p>17958</text:p>
              </table:table-cell>
              <table:table-cell office:value-type="float" office:value="27566">
                <text:p>27566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2710">
                <text:p>12710</text:p>
              </table:table-cell>
              <table:table-cell office:value-type="float" office:value="17368">
                <text:p>17368</text:p>
              </table:table-cell>
              <table:table-cell office:value-type="float" office:value="25450">
                <text:p>2545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2270">
                <text:p>12270</text:p>
              </table:table-cell>
              <table:table-cell office:value-type="float" office:value="16264">
                <text:p>16264</text:p>
              </table:table-cell>
              <table:table-cell office:value-type="float" office:value="23107">
                <text:p>2310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1236">
                <text:p>11236</text:p>
              </table:table-cell>
              <table:table-cell office:value-type="float" office:value="15962">
                <text:p>15962</text:p>
              </table:table-cell>
              <table:table-cell office:value-type="float" office:value="23931">
                <text:p>2393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1840">
                <text:p>11840</text:p>
              </table:table-cell>
              <table:table-cell office:value-type="float" office:value="15772">
                <text:p>15772</text:p>
              </table:table-cell>
              <table:table-cell office:value-type="float" office:value="24721">
                <text:p>24721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0552">
                <text:p>10552</text:p>
              </table:table-cell>
              <table:table-cell office:value-type="float" office:value="16090">
                <text:p>16090</text:p>
              </table:table-cell>
              <table:table-cell office:value-type="float" office:value="23611">
                <text:p>2361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9141">
                <text:p>9141</text:p>
              </table:table-cell>
              <table:table-cell office:value-type="float" office:value="15495">
                <text:p>15495</text:p>
              </table:table-cell>
              <table:table-cell office:value-type="float" office:value="22317">
                <text:p>22317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6420">
                <text:p>6420</text:p>
              </table:table-cell>
              <table:table-cell office:value-type="float" office:value="13838">
                <text:p>13838</text:p>
              </table:table-cell>
              <table:table-cell office:value-type="float" office:value="23544">
                <text:p>23544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230">
                <text:p>7230</text:p>
              </table:table-cell>
              <table:table-cell office:value-type="float" office:value="14117">
                <text:p>14117</text:p>
              </table:table-cell>
              <table:table-cell office:value-type="float" office:value="23819">
                <text:p>23819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605">
                <text:p>7605</text:p>
              </table:table-cell>
              <table:table-cell office:value-type="float" office:value="13282">
                <text:p>13282</text:p>
              </table:table-cell>
              <table:table-cell office:value-type="float" office:value="22637">
                <text:p>22637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6915">
                <text:p>6915</text:p>
              </table:table-cell>
              <table:table-cell office:value-type="float" office:value="12008">
                <text:p>12008</text:p>
              </table:table-cell>
              <table:table-cell office:value-type="float" office:value="20847">
                <text:p>20847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5925">
                <text:p>5925</text:p>
              </table:table-cell>
              <table:table-cell office:value-type="float" office:value="11355">
                <text:p>11355</text:p>
              </table:table-cell>
              <table:table-cell office:value-type="float" office:value="20694">
                <text:p>20694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5535">
                <text:p>5535</text:p>
              </table:table-cell>
              <table:table-cell office:value-type="float" office:value="11030">
                <text:p>11030</text:p>
              </table:table-cell>
              <table:table-cell office:value-type="float" office:value="20316">
                <text:p>20316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5175">
                <text:p>5175</text:p>
              </table:table-cell>
              <table:table-cell office:value-type="float" office:value="10332">
                <text:p>10332</text:p>
              </table:table-cell>
              <table:table-cell office:value-type="float" office:value="17669">
                <text:p>17669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5190">
                <text:p>5190</text:p>
              </table:table-cell>
              <table:table-cell office:value-type="float" office:value="9342">
                <text:p>9342</text:p>
              </table:table-cell>
              <table:table-cell office:value-type="float" office:value="15775">
                <text:p>15775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5925">
                <text:p>5925</text:p>
              </table:table-cell>
              <table:table-cell office:value-type="float" office:value="9099">
                <text:p>9099</text:p>
              </table:table-cell>
              <table:table-cell office:value-type="float" office:value="14982">
                <text:p>1498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5535">
                <text:p>5535</text:p>
              </table:table-cell>
              <table:table-cell office:value-type="float" office:value="9594">
                <text:p>9594</text:p>
              </table:table-cell>
              <table:table-cell office:value-type="float" office:value="17226">
                <text:p>1722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5175">
                <text:p>5175</text:p>
              </table:table-cell>
              <table:table-cell office:value-type="float" office:value="9758">
                <text:p>9758</text:p>
              </table:table-cell>
              <table:table-cell office:value-type="float" office:value="18513">
                <text:p>18513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5190">
                <text:p>5190</text:p>
              </table:table-cell>
              <table:table-cell office:value-type="float" office:value="8996">
                <text:p>8996</text:p>
              </table:table-cell>
              <table:table-cell office:value-type="float" office:value="16302">
                <text:p>16302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5535">
                <text:p>5535</text:p>
              </table:table-cell>
              <table:table-cell office:value-type="float" office:value="8710">
                <text:p>8710</text:p>
              </table:table-cell>
              <table:table-cell office:value-type="float" office:value="14157">
                <text:p>14157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5175">
                <text:p>5175</text:p>
              </table:table-cell>
              <table:table-cell office:value-type="float" office:value="8610">
                <text:p>8610</text:p>
              </table:table-cell>
              <table:table-cell office:value-type="float" office:value="14094">
                <text:p>1409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5190">
                <text:p>5190</text:p>
              </table:table-cell>
              <table:table-cell office:value-type="float" office:value="8784">
                <text:p>8784</text:p>
              </table:table-cell>
              <table:table-cell office:value-type="float" office:value="15147">
                <text:p>15147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5850">
                <text:p>5850</text:p>
              </table:table-cell>
              <table:table-cell office:value-type="float" office:value="9054">
                <text:p>9054</text:p>
              </table:table-cell>
              <table:table-cell office:value-type="float" office:value="13338">
                <text:p>13338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6260">
                <text:p>6260</text:p>
              </table:table-cell>
              <table:table-cell office:value-type="float" office:value="9016">
                <text:p>9016</text:p>
              </table:table-cell>
              <table:table-cell office:value-type="float" office:value="15213">
                <text:p>15213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5400">
                <text:p>5400</text:p>
              </table:table-cell>
              <table:table-cell office:value-type="float" office:value="9170">
                <text:p>9170</text:p>
              </table:table-cell>
              <table:table-cell office:value-type="float" office:value="16269">
                <text:p>16269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5415">
                <text:p>5415</text:p>
              </table:table-cell>
              <table:table-cell office:value-type="float" office:value="9022">
                <text:p>9022</text:p>
              </table:table-cell>
              <table:table-cell office:value-type="float" office:value="16302">
                <text:p>1630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5750">
                <text:p>5750</text:p>
              </table:table-cell>
              <table:table-cell office:value-type="float" office:value="8606">
                <text:p>8606</text:p>
              </table:table-cell>
              <table:table-cell office:value-type="float" office:value="15741">
                <text:p>15741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5400">
                <text:p>5400</text:p>
              </table:table-cell>
              <table:table-cell office:value-type="float" office:value="9016">
                <text:p>9016</text:p>
              </table:table-cell>
              <table:table-cell office:value-type="float" office:value="17198">
                <text:p>171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5415">
                <text:p>5415</text:p>
              </table:table-cell>
              <table:table-cell office:value-type="float" office:value="9170">
                <text:p>9170</text:p>
              </table:table-cell>
              <table:table-cell office:value-type="float" office:value="18776">
                <text:p>18776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5750">
                <text:p>5750</text:p>
              </table:table-cell>
              <table:table-cell office:value-type="float" office:value="9986">
                <text:p>9986</text:p>
              </table:table-cell>
              <table:table-cell office:value-type="float" office:value="21669">
                <text:p>21669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440">
                <text:p>6440</text:p>
              </table:table-cell>
              <table:table-cell office:value-type="float" office:value="11107">
                <text:p>11107</text:p>
              </table:table-cell>
              <table:table-cell office:value-type="float" office:value="22909">
                <text:p>22909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4934">
                <text:p>4934</text:p>
              </table:table-cell>
              <table:table-cell office:value-type="float" office:value="9375">
                <text:p>9375</text:p>
              </table:table-cell>
              <table:table-cell office:value-type="float" office:value="22053">
                <text:p>22053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5861">
                <text:p>5861</text:p>
              </table:table-cell>
              <table:table-cell office:value-type="float" office:value="10550">
                <text:p>10550</text:p>
              </table:table-cell>
              <table:table-cell office:value-type="float" office:value="26198">
                <text:p>26198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5515">
                <text:p>5515</text:p>
              </table:table-cell>
              <table:table-cell office:value-type="float" office:value="9930">
                <text:p>9930</text:p>
              </table:table-cell>
              <table:table-cell office:value-type="float" office:value="24651">
                <text:p>24651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292">
                <text:p>5292</text:p>
              </table:table-cell>
              <table:table-cell office:value-type="float" office:value="10078">
                <text:p>10078</text:p>
              </table:table-cell>
              <table:table-cell office:value-type="float" office:value="25755">
                <text:p>25755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078">
                <text:p>5078</text:p>
              </table:table-cell>
              <table:table-cell office:value-type="float" office:value="11355">
                <text:p>11355</text:p>
              </table:table-cell>
              <table:table-cell office:value-type="float" office:value="28196">
                <text:p>28196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4872">
                <text:p>4872</text:p>
              </table:table-cell>
              <table:table-cell office:value-type="float" office:value="11659">
                <text:p>11659</text:p>
              </table:table-cell>
              <table:table-cell office:value-type="float" office:value="29561">
                <text:p>29561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4675">
                <text:p>4675</text:p>
              </table:table-cell>
              <table:table-cell office:value-type="float" office:value="12090">
                <text:p>12090</text:p>
              </table:table-cell>
              <table:table-cell office:value-type="float" office:value="30992">
                <text:p>3099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4486">
                <text:p>4486</text:p>
              </table:table-cell>
              <table:table-cell office:value-type="float" office:value="12342">
                <text:p>12342</text:p>
              </table:table-cell>
              <table:table-cell office:value-type="float" office:value="32492">
                <text:p>3249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4304">
                <text:p>4304</text:p>
              </table:table-cell>
              <table:table-cell office:value-type="float" office:value="12814">
                <text:p>12814</text:p>
              </table:table-cell>
              <table:table-cell office:value-type="float" office:value="34065">
                <text:p>34065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4130">
                <text:p>4130</text:p>
              </table:table-cell>
              <table:table-cell office:value-type="float" office:value="13403">
                <text:p>13403</text:p>
              </table:table-cell>
              <table:table-cell office:value-type="float" office:value="35714">
                <text:p>357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002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73">
                <text:p>5673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691">
                <text:p>569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101cm" svg:y="1.404cm" svg:width="30.898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0.985">
                <text:p>10.985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7.33666666666667">
                <text:p>7.33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79cm" svg:y="1.352cm" svg:width="31.357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2571764727071">
                <text:p>1.02571764727071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2248063434398">
                <text:p>1.0224806343439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505601325649">
                <text:p>1.0505601325649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526616736423">
                <text:p>1.052661673642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3040525946137">
                <text:p>1.03040525946137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931588591343">
                <text:p>1.04931588591343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5840863927671">
                <text:p>1.0584086392767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5342283269851">
                <text:p>1.05342283269851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9408285053726">
                <text:p>1.09408285053726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4653120891525">
                <text:p>1.14653120891525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5173823665398">
                <text:p>1.15173823665398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20243719844497">
                <text:p>1.20243719844497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21098101856107">
                <text:p>1.21098101856107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567676764938">
                <text:p>1.1756767676493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2354031126578">
                <text:p>1.1235403112657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21021839370362">
                <text:p>1.2102183937036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1590541838801">
                <text:p>1.21590541838801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7079240432091">
                <text:p>1.17079240432091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07750347724901">
                <text:p>1.07750347724901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.00621169453171">
                <text:p>1.00621169453171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0.964225723829227">
                <text:p>0.964225723829227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0.979127579175092">
                <text:p>0.979127579175092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09594350943838">
                <text:p>1.09594350943838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0.965265931648953">
                <text:p>0.965265931648953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0.988385821291188">
                <text:p>0.988385821291188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0187545311134">
                <text:p>1.00187545311134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2804381930023">
                <text:p>1.02804381930023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.04947177795989">
                <text:p>1.0494717779598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.04113757240843">
                <text:p>1.04113757240843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5487717064182">
                <text:p>1.05487717064182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1189150896436">
                <text:p>1.01189150896436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.04947177795989">
                <text:p>1.04947177795989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0.996235429604621">
                <text:p>0.996235429604621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244883976708">
                <text:p>1.024488397670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6847736564184">
                <text:p>1.0684773656418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0.837198825660821">
                <text:p>0.837198825660821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0.80966941832564">
                <text:p>0.8096694183256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0.966127697694201">
                <text:p>0.966127697694201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6933361943024">
                <text:p>1.0693336194302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59326309231519">
                <text:p>0.859326309231519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05816409544238">
                <text:p>0.805816409544238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8407951333261">
                <text:p>0.958407951333261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909568019335651">
                <text:p>0.90956801933565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830241249217527">
                <text:p>0.830241249217527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91970749225082">
                <text:p>0.991970749225082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0598820947498">
                <text:p>0.9059882094749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96477364306706">
                <text:p>0.9647736430670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795720709431501">
                <text:p>0.79572070943150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791435567676635">
                <text:p>0.791435567676635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43260834903188">
                <text:p>0.943260834903188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756554844225219">
                <text:p>0.756554844225219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714140336948445">
                <text:p>0.714140336948445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95478589098004">
                <text:p>0.995478589098004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0.770862448645929">
                <text:p>0.770862448645929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863259897095481">
                <text:p>0.863259897095481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858708341423586">
                <text:p>0.858708341423586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902104667234913">
                <text:p>0.902104667234913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.00686728509816">
                <text:p>1.00686728509816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25602262803862">
                <text:p>0.92560226280386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66000545067561">
                <text:p>0.966000545067561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.04778534235207">
                <text:p>1.04778534235207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.00686728509816">
                <text:p>1.00686728509816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.04200545979652">
                <text:p>1.04200545979652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94128660336378">
                <text:p>0.994128660336378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.00686728509816">
                <text:p>1.00686728509816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931438476066768">
                <text:p>0.931438476066768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0.96712309641159">
                <text:p>0.96712309641159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.06485779846999">
                <text:p>1.06485779846999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.16065724061826">
                <text:p>1.16065724061826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.00378470982236">
                <text:p>1.0037847098223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.26463052292908">
                <text:p>1.26463052292908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11235677635894">
                <text:p>0.91123567763589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.02288855690228">
                <text:p>1.0228885569022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.1756277572148">
                <text:p>1.175627757214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.17110123247008">
                <text:p>1.1711012324700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.22583206274844">
                <text:p>1.2258320627484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878897115964152">
                <text:p>0.87889711596415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.18045835288104">
                <text:p>1.18045835288104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.13228475384668">
                <text:p>1.13228475384668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.19645804235085">
                <text:p>1.19645804235085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267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6170.25">
                <text:p>16170.25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19573.6666666667">
                <text:p>19573.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